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 table:print="false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number-columns-repeated="4" table:default-cell-style-name="ce5"/>
        <table:table-column table:style-name="co1" table:number-columns-repeated="2" table:default-cell-style-name="ce3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<text:a xlink:href="https://en.wikipedia.org/wiki/Population_Reference_Bureau">Population Reference Bureau</text:a></text:p>
            <text:p>(1973–2015)<text:a xlink:href="https://en.wikipedia.org/wiki/World_population_estimates#cite_note-Population_Reference_Bureau-6">[6]</text:a></text:p>
          </table:table-cell>
          <table:table-cell table:style-name="ce1" office:value-type="string">
            <text:p><text:a xlink:href="https://en.wikipedia.org/wiki/United_Nations_Department_of_Economic_and_Social_Affairs">United Nations Department of Economic and Social Affairs</text:a></text:p>
            <text:p>(2015)<text:a xlink:href="https://en.wikipedia.org/wiki/World_population_estimates#cite_note-The_World_at_Six_Billion.2C_1999-7">[7]</text:a></text:p>
          </table:table-cell>
          <table:table-cell table:style-name="ce1" office:value-type="string">
            <text:p><text:a xlink:href="https://en.wikipedia.org/wiki/Angus_Maddison">Maddison</text:a></text:p>
            <text:p>(2008)<text:a xlink:href="https://en.wikipedia.org/wiki/World_population_estimates#cite_note-www.ggdc.net.2Fmaddison.2FHistorical_Statistics-8">[8]</text:a></text:p>
          </table:table-cell>
          <table:table-cell table:style-name="ce1" office:value-type="string">
            <text:p>HYDE</text:p>
            <text:p>(2007)<text:a xlink:href="https://en.wikipedia.org/wiki/World_population_estimates#cite_note-mnp.nl-9">[9]</text:a></text:p>
          </table:table-cell>
          <table:table-cell table:style-name="ce1" office:value-type="string">
            <text:p><text:a xlink:href="https://en.wikipedia.org/wiki/John_Tanton">Tanton</text:a></text:p>
            <text:p>(1994)<text:a xlink:href="https://en.wikipedia.org/wiki/World_population_estimates#cite_note-thesocialcontract.com-10">[10]</text:a></text:p>
          </table:table-cell>
          <table:table-cell table:style-name="ce1" office:value-type="string">
            <text:p>Biraben</text:p>
            <text:p>(1980)<text:a xlink:href="https://en.wikipedia.org/wiki/World_population_estimates#cite_note-French_1980.2C_pp._1-11">[11]</text:a></text:p>
          </table:table-cell>
          <table:table-cell table:style-name="ce1" office:value-type="string">
            <text:p><text:a xlink:href="https://en.wikipedia.org/wiki/Colin_McEvedy">McEvedy</text:a> &amp;</text:p>
            <text:p>Jones (1978)<text:a xlink:href="https://en.wikipedia.org/wiki/World_population_estimates#cite_note-Richard_Jones_1978-12">[12]</text:a></text:p>
          </table:table-cell>
          <table:table-cell table:style-name="ce1" office:value-type="string">
            <text:p>Thomlinson</text:p>
            <text:p>(1975)<text:a xlink:href="https://en.wikipedia.org/wiki/World_population_estimates#cite_note-ReferenceA-13">[13]</text:a></text:p>
          </table:table-cell>
          <table:table-cell table:style-name="ce1" office:value-type="string">
            <text:p>Durand</text:p>
            <text:p>(1974)<text:a xlink:href="https://en.wikipedia.org/wiki/World_population_estimates#cite_note-John_D._Durand_1974-14">[14]</text:a></text:p>
          </table:table-cell>
          <table:table-cell table:style-name="ce1" office:value-type="string">
            <text:p><text:a xlink:href="https://en.wikipedia.org/wiki/Colin_Clark_(economist)">Clark</text:a></text:p>
            <text:p>(1967)<text:a xlink:href="https://en.wikipedia.org/wiki/World_population_estimates#cite_note-Colin_Clark_1967-15">[15]</text:a></text:p>
          </table:table-cell>
          <table:table-cell table:style-name="Default"/>
        </table:table-row>
        <table:table-row table:style-name="ro2">
          <table:table-cell office:value-type="float" office:value="-10000">
            <text:p>-10000</text:p>
          </table:table-cell>
          <table:table-cell table:style-name="ce3"/>
          <table:table-cell/>
          <table:table-cell table:style-name="ce3"/>
          <table:table-cell office:value-type="string">
            <text:p>2M</text:p>
          </table:table-cell>
          <table:table-cell table:style-name="ce3" table:number-columns-repeated="2"/>
          <table:table-cell table:style-name="ce2" office:value-type="string">
            <text:p>4M</text:p>
          </table:table-cell>
          <table:table-cell table:style-name="ce2" office:value-type="string">
            <text:p>1–10M</text:p>
          </table:table-cell>
          <table:table-cell table:style-name="ce3"/>
          <table:table-cell/>
          <table:table-cell table:style-name="Default"/>
        </table:table-row>
        <table:table-row table:style-name="ro2">
          <table:table-cell office:value-type="float" office:value="-9000">
            <text:p>-9000</text:p>
          </table:table-cell>
          <table:table-cell table:style-name="ce3"/>
          <table:table-cell/>
          <table:table-cell table:style-name="ce3"/>
          <table:table-cell office:value-type="string">
            <text:p>4M</text:p>
          </table:table-cell>
          <table:table-cell table:style-name="ce3" table:number-columns-repeated="5"/>
          <table:table-cell/>
          <table:table-cell table:style-name="Default"/>
        </table:table-row>
        <table:table-row table:style-name="ro2">
          <table:table-cell office:value-type="float" office:value="-8000">
            <text:p>-8000</text:p>
          </table:table-cell>
          <table:table-cell office:value-type="string">
            <text:p>5M</text:p>
          </table:table-cell>
          <table:table-cell/>
          <table:table-cell table:style-name="ce3"/>
          <table:table-cell office:value-type="string">
            <text:p>5M</text:p>
          </table:table-cell>
          <table:table-cell table:style-name="ce3" table:number-columns-repeated="4"/>
          <table:table-cell table:style-name="ce2" office:value-type="string">
            <text:p>5–10M</text:p>
          </table:table-cell>
          <table:table-cell/>
          <table:table-cell table:style-name="Default"/>
        </table:table-row>
        <table:table-row table:style-name="ro2">
          <table:table-cell office:value-type="float" office:value="-7000">
            <text:p>-7000</text:p>
          </table:table-cell>
          <table:table-cell table:style-name="ce3"/>
          <table:table-cell/>
          <table:table-cell table:style-name="ce3"/>
          <table:table-cell office:value-type="string">
            <text:p>8M</text:p>
          </table:table-cell>
          <table:table-cell table:style-name="ce3" table:number-columns-repeated="5"/>
          <table:table-cell/>
          <table:table-cell table:style-name="Default"/>
        </table:table-row>
        <table:table-row table:style-name="ro2">
          <table:table-cell office:value-type="float" office:value="-6000">
            <text:p>-6000</text:p>
          </table:table-cell>
          <table:table-cell table:style-name="ce3"/>
          <table:table-cell/>
          <table:table-cell table:style-name="ce3"/>
          <table:table-cell office:value-type="string">
            <text:p>11M</text:p>
          </table:table-cell>
          <table:table-cell table:style-name="ce3" table:number-columns-repeated="5"/>
          <table:table-cell/>
          <table:table-cell table:style-name="Default"/>
        </table:table-row>
        <table:table-row table:style-name="ro2">
          <table:table-cell office:value-type="float" office:value="-5000">
            <text:p>-5000</text:p>
          </table:table-cell>
          <table:table-cell table:style-name="ce3"/>
          <table:table-cell/>
          <table:table-cell table:style-name="ce3"/>
          <table:table-cell office:value-type="string">
            <text:p>18M</text:p>
          </table:table-cell>
          <table:table-cell table:style-name="ce3" table:number-columns-repeated="2"/>
          <table:table-cell table:style-name="ce2" office:value-type="string">
            <text:p>5M</text:p>
          </table:table-cell>
          <table:table-cell table:style-name="ce2" office:value-type="string">
            <text:p>5–20M</text:p>
          </table:table-cell>
          <table:table-cell table:style-name="ce3"/>
          <table:table-cell/>
          <table:table-cell table:style-name="Default"/>
        </table:table-row>
        <table:table-row table:style-name="ro2">
          <table:table-cell office:value-type="float" office:value="-4000">
            <text:p>-4000</text:p>
          </table:table-cell>
          <table:table-cell table:style-name="ce3"/>
          <table:table-cell/>
          <table:table-cell table:style-name="ce3"/>
          <table:table-cell office:value-type="string">
            <text:p>28M</text:p>
          </table:table-cell>
          <table:table-cell table:style-name="ce3" table:number-columns-repeated="2"/>
          <table:table-cell table:style-name="ce2" office:value-type="string">
            <text:p>7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-3000">
            <text:p>-3000</text:p>
          </table:table-cell>
          <table:table-cell table:style-name="ce3"/>
          <table:table-cell/>
          <table:table-cell table:style-name="ce3"/>
          <table:table-cell office:value-type="string">
            <text:p>45M</text:p>
          </table:table-cell>
          <table:table-cell table:style-name="ce3" table:number-columns-repeated="2"/>
          <table:table-cell table:style-name="ce2" office:value-type="string">
            <text:p>14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-2000">
            <text:p>-2000</text:p>
          </table:table-cell>
          <table:table-cell table:style-name="ce3"/>
          <table:table-cell/>
          <table:table-cell table:style-name="ce3"/>
          <table:table-cell office:value-type="string">
            <text:p>72M</text:p>
          </table:table-cell>
          <table:table-cell table:style-name="ce3" table:number-columns-repeated="2"/>
          <table:table-cell table:style-name="ce2" office:value-type="string">
            <text:p>27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-1000">
            <text:p>-1000</text:p>
          </table:table-cell>
          <table:table-cell table:style-name="ce3"/>
          <table:table-cell/>
          <table:table-cell table:style-name="ce3"/>
          <table:table-cell office:value-type="string">
            <text:p>115M</text:p>
          </table:table-cell>
          <table:table-cell table:style-name="ce3" table:number-columns-repeated="2"/>
          <table:table-cell table:style-name="ce2" office:value-type="string">
            <text:p>50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-200">
            <text:p>-200</text:p>
          </table:table-cell>
          <table:table-cell table:style-name="ce3"/>
          <table:table-cell/>
          <table:table-cell table:style-name="ce3" table:number-columns-repeated="4"/>
          <table:table-cell table:style-name="ce2" office:value-type="string">
            <text:p>150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300M</text:p>
          </table:table-cell>
          <table:table-cell table:style-name="ce2" office:value-type="string">
            <text:p>300M</text:p>
          </table:table-cell>
          <table:table-cell office:value-type="string">
            <text:p>231M<text:a xlink:href="https://en.wikipedia.org/wiki/World_population_estimates#cite_note-16">[16]</text:a></text:p>
          </table:table-cell>
          <table:table-cell office:value-type="string">
            <text:p>188M</text:p>
          </table:table-cell>
          <table:table-cell office:value-type="string">
            <text:p>150M</text:p>
          </table:table-cell>
          <table:table-cell table:style-name="ce2" office:value-type="string">
            <text:p>255M</text:p>
          </table:table-cell>
          <table:table-cell table:style-name="ce2" office:value-type="string">
            <text:p>170M</text:p>
          </table:table-cell>
          <table:table-cell table:style-name="ce2" office:value-type="string">
            <text:p>200M</text:p>
          </table:table-cell>
          <table:table-cell table:style-name="ce2" office:value-type="string">
            <text:p>270–330M</text:p>
          </table:table-cell>
          <table:table-cell table:style-name="ce2" office:value-type="string">
            <text:p>256M<text:a xlink:href="https://en.wikipedia.org/wiki/World_population_estimates#cite_note-17">[17]</text:a></text:p>
          </table:table-cell>
          <table:table-cell table:style-name="Default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300M</text:p>
          </table:table-cell>
          <table:table-cell/>
          <table:table-cell table:style-name="ce3"/>
          <table:table-cell office:value-type="string">
            <text:p>195M</text:p>
          </table:table-cell>
          <table:table-cell table:style-name="ce3" table:number-columns-repeated="5"/>
          <table:table-cell/>
          <table:table-cell table:style-name="Default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300M</text:p>
          </table:table-cell>
          <table:table-cell/>
          <table:table-cell table:style-name="ce3"/>
          <table:table-cell office:value-type="string">
            <text:p>202M</text:p>
          </table:table-cell>
          <table:table-cell table:style-name="ce3"/>
          <table:table-cell table:style-name="ce2" office:value-type="string">
            <text:p>256M</text:p>
          </table:table-cell>
          <table:table-cell table:style-name="ce2" office:value-type="string">
            <text:p>190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300M</text:p>
          </table:table-cell>
          <table:table-cell/>
          <table:table-cell table:style-name="ce3"/>
          <table:table-cell office:value-type="string">
            <text:p>205M</text:p>
          </table:table-cell>
          <table:table-cell table:style-name="ce3" table:number-columns-repeated="5"/>
          <table:table-cell/>
          <table:table-cell table:style-name="Default"/>
        </table:table-row>
        <table:table-row table:style-name="ro2">
          <table:table-cell office:value-type="float" office:value="350">
            <text:p>350</text:p>
          </table:table-cell>
          <table:table-cell table:style-name="ce3"/>
          <table:table-cell/>
          <table:table-cell table:style-name="ce3" table:number-columns-repeated="7"/>
          <table:table-cell table:style-name="ce2" office:value-type="string">
            <text:p>254M</text:p>
          </table:table-cell>
          <table:table-cell table:style-name="Default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300M</text:p>
          </table:table-cell>
          <table:table-cell/>
          <table:table-cell table:style-name="ce3"/>
          <table:table-cell office:value-type="string">
            <text:p>209M</text:p>
          </table:table-cell>
          <table:table-cell table:style-name="ce3"/>
          <table:table-cell table:style-name="ce2" office:value-type="string">
            <text:p>206M</text:p>
          </table:table-cell>
          <table:table-cell table:style-name="ce2" office:value-type="string">
            <text:p>190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280M</text:p>
          </table:table-cell>
          <table:table-cell/>
          <table:table-cell table:style-name="ce3"/>
          <table:table-cell office:value-type="string">
            <text:p>210M</text:p>
          </table:table-cell>
          <table:table-cell table:style-name="ce3"/>
          <table:table-cell table:style-name="ce2" office:value-type="string">
            <text:p>206M</text:p>
          </table:table-cell>
          <table:table-cell table:style-name="ce2" office:value-type="string">
            <text:p>190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300M</text:p>
          </table:table-cell>
          <table:table-cell/>
          <table:table-cell table:style-name="ce3"/>
          <table:table-cell office:value-type="string">
            <text:p>213M</text:p>
          </table:table-cell>
          <table:table-cell table:style-name="ce3"/>
          <table:table-cell table:style-name="ce2" office:value-type="string">
            <text:p>206M</text:p>
          </table:table-cell>
          <table:table-cell table:style-name="ce2" office:value-type="string">
            <text:p>200M</text:p>
          </table:table-cell>
          <table:table-cell table:style-name="ce3" table:number-columns-repeated="2"/>
          <table:table-cell table:style-name="ce2" office:value-type="string">
            <text:p>237M</text:p>
          </table:table-cell>
          <table:table-cell table:style-name="Default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310M</text:p>
          </table:table-cell>
          <table:table-cell/>
          <table:table-cell table:style-name="ce3"/>
          <table:table-cell office:value-type="string">
            <text:p>226M</text:p>
          </table:table-cell>
          <table:table-cell table:style-name="ce3"/>
          <table:table-cell table:style-name="ce2" office:value-type="string">
            <text:p>207M</text:p>
          </table:table-cell>
          <table:table-cell table:style-name="ce2" office:value-type="string">
            <text:p>210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800">
            <text:p>800</text:p>
          </table:table-cell>
          <table:table-cell office:value-type="string">
            <text:p>330M</text:p>
          </table:table-cell>
          <table:table-cell/>
          <table:table-cell table:style-name="ce3"/>
          <table:table-cell office:value-type="string">
            <text:p>240M</text:p>
          </table:table-cell>
          <table:table-cell table:style-name="ce3"/>
          <table:table-cell table:style-name="ce2" office:value-type="string">
            <text:p>224M</text:p>
          </table:table-cell>
          <table:table-cell table:style-name="ce2" office:value-type="string">
            <text:p>220M</text:p>
          </table:table-cell>
          <table:table-cell table:style-name="ce3" table:number-columns-repeated="2"/>
          <table:table-cell table:style-name="ce2" office:value-type="string">
            <text:p>261M</text:p>
          </table:table-cell>
          <table:table-cell table:style-name="Default"/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360M</text:p>
          </table:table-cell>
          <table:table-cell/>
          <table:table-cell table:style-name="ce3"/>
          <table:table-cell office:value-type="string">
            <text:p>269M</text:p>
          </table:table-cell>
          <table:table-cell table:style-name="ce3"/>
          <table:table-cell table:style-name="ce2" office:value-type="string">
            <text:p>226M</text:p>
          </table:table-cell>
          <table:table-cell table:style-name="ce2" office:value-type="string">
            <text:p>240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400M</text:p>
          </table:table-cell>
          <table:table-cell table:style-name="ce2" office:value-type="string">
            <text:p>310M</text:p>
          </table:table-cell>
          <table:table-cell office:value-type="string">
            <text:p>267M</text:p>
          </table:table-cell>
          <table:table-cell office:value-type="string">
            <text:p>295M</text:p>
          </table:table-cell>
          <table:table-cell table:style-name="ce3"/>
          <table:table-cell table:style-name="ce2" office:value-type="string">
            <text:p>254M</text:p>
          </table:table-cell>
          <table:table-cell table:style-name="ce2" office:value-type="string">
            <text:p>265M</text:p>
          </table:table-cell>
          <table:table-cell table:style-name="ce3"/>
          <table:table-cell table:style-name="ce2" office:value-type="string">
            <text:p>275–345M</text:p>
          </table:table-cell>
          <table:table-cell table:style-name="ce2" office:value-type="string">
            <text:p>280M</text:p>
          </table:table-cell>
          <table:table-cell table:style-name="Default"/>
        </table:table-row>
        <table:table-row table:style-name="ro2">
          <table:table-cell office:value-type="float" office:value="1100">
            <text:p>1100</text:p>
          </table:table-cell>
          <table:table-cell table:style-name="ce3"/>
          <table:table-cell/>
          <table:table-cell table:style-name="ce3"/>
          <table:table-cell office:value-type="string">
            <text:p>353M</text:p>
          </table:table-cell>
          <table:table-cell table:style-name="ce3"/>
          <table:table-cell table:style-name="ce2" office:value-type="string">
            <text:p>301M</text:p>
          </table:table-cell>
          <table:table-cell table:style-name="ce2" office:value-type="string">
            <text:p>320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450M</text:p>
          </table:table-cell>
          <table:table-cell/>
          <table:table-cell table:style-name="ce3"/>
          <table:table-cell office:value-type="string">
            <text:p>393M</text:p>
          </table:table-cell>
          <table:table-cell table:style-name="ce3"/>
          <table:table-cell table:style-name="ce2" office:value-type="string">
            <text:p>400M</text:p>
          </table:table-cell>
          <table:table-cell table:style-name="ce2" office:value-type="string">
            <text:p>360M</text:p>
          </table:table-cell>
          <table:table-cell table:style-name="ce3" table:number-columns-repeated="2"/>
          <table:table-cell table:style-name="ce2" office:value-type="string">
            <text:p>384M</text:p>
          </table:table-cell>
          <table:table-cell table:style-name="Default"/>
        </table:table-row>
        <table:table-row table:style-name="ro2">
          <table:table-cell office:value-type="float" office:value="1250">
            <text:p>1250</text:p>
          </table:table-cell>
          <table:table-cell table:style-name="ce3"/>
          <table:table-cell table:style-name="ce2" office:value-type="string">
            <text:p>400M</text:p>
          </table:table-cell>
          <table:table-cell table:style-name="ce3" table:number-columns-repeated="3"/>
          <table:table-cell table:style-name="ce2" office:value-type="string">
            <text:p>416M</text:p>
          </table:table-cell>
          <table:table-cell table:style-name="ce3" table:number-columns-repeated="3"/>
          <table:table-cell/>
          <table:table-cell table:style-name="Default"/>
        </table:table-row>
        <table:table-row table:style-name="ro2">
          <table:table-cell office:value-type="float" office:value="1300">
            <text:p>1300</text:p>
          </table:table-cell>
          <table:table-cell office:value-type="string">
            <text:p>500M</text:p>
          </table:table-cell>
          <table:table-cell/>
          <table:table-cell table:style-name="ce3"/>
          <table:table-cell office:value-type="string">
            <text:p>392M</text:p>
          </table:table-cell>
          <table:table-cell office:value-type="string">
            <text:p>300M</text:p>
          </table:table-cell>
          <table:table-cell table:style-name="ce2" office:value-type="string">
            <text:p>432M</text:p>
          </table:table-cell>
          <table:table-cell table:style-name="ce2" office:value-type="string">
            <text:p>360M</text:p>
          </table:table-cell>
          <table:table-cell table:style-name="ce2" office:value-type="string">
            <text:p>400M</text:p>
          </table:table-cell>
          <table:table-cell table:style-name="ce3"/>
          <table:table-cell/>
          <table:table-cell table:style-name="Default"/>
        </table:table-row>
        <table:table-row table:style-name="ro2">
          <table:table-cell office:value-type="float" office:value="1340">
            <text:p>1340</text:p>
          </table:table-cell>
          <table:table-cell table:style-name="ce3"/>
          <table:table-cell/>
          <table:table-cell table:style-name="ce3" table:number-columns-repeated="3"/>
          <table:table-cell table:style-name="ce2" office:value-type="string">
            <text:p>443M</text:p>
          </table:table-cell>
          <table:table-cell table:style-name="ce3" table:number-columns-repeated="3"/>
          <table:table-cell table:style-name="ce2" office:value-type="string">
            <text:p>378M</text:p>
          </table:table-cell>
          <table:table-cell table:style-name="Default"/>
        </table:table-row>
        <table:table-row table:style-name="ro2">
          <table:table-cell office:value-type="float" office:value="1400">
            <text:p>1400</text:p>
          </table:table-cell>
          <table:table-cell office:value-type="string">
            <text:p>440M</text:p>
          </table:table-cell>
          <table:table-cell/>
          <table:table-cell table:style-name="ce3"/>
          <table:table-cell office:value-type="string">
            <text:p>390M</text:p>
          </table:table-cell>
          <table:table-cell table:style-name="ce3"/>
          <table:table-cell table:style-name="ce2" office:value-type="string">
            <text:p>374M</text:p>
          </table:table-cell>
          <table:table-cell table:style-name="ce2" office:value-type="string">
            <text:p>350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1500">
            <text:p>1500</text:p>
          </table:table-cell>
          <table:table-cell office:value-type="string">
            <text:p>500M</text:p>
          </table:table-cell>
          <table:table-cell table:style-name="ce2" office:value-type="string">
            <text:p>500M</text:p>
          </table:table-cell>
          <table:table-cell office:value-type="string">
            <text:p>438M</text:p>
          </table:table-cell>
          <table:table-cell office:value-type="string">
            <text:p>461M</text:p>
          </table:table-cell>
          <table:table-cell office:value-type="string">
            <text:p>460M</text:p>
          </table:table-cell>
          <table:table-cell table:style-name="ce2" office:value-type="string">
            <text:p>425M</text:p>
          </table:table-cell>
          <table:table-cell table:style-name="ce3" table:number-columns-repeated="2"/>
          <table:table-cell table:style-name="ce2" office:value-type="string">
            <text:p>440–540M</text:p>
          </table:table-cell>
          <table:table-cell table:style-name="ce2" office:value-type="string">
            <text:p>427M</text:p>
          </table:table-cell>
          <table:table-cell table:style-name="Default"/>
        </table:table-row>
        <table:table-row table:style-name="ro2">
          <table:table-cell office:value-type="float" office:value="1600">
            <text:p>1600</text:p>
          </table:table-cell>
          <table:table-cell office:value-type="string">
            <text:p>660M</text:p>
          </table:table-cell>
          <table:table-cell/>
          <table:table-cell office:value-type="string">
            <text:p>556M</text:p>
          </table:table-cell>
          <table:table-cell office:value-type="string">
            <text:p>554M</text:p>
          </table:table-cell>
          <table:table-cell table:style-name="ce3"/>
          <table:table-cell table:style-name="ce2" office:value-type="string">
            <text:p>579M</text:p>
          </table:table-cell>
          <table:table-cell table:style-name="ce2" office:value-type="string">
            <text:p>545M</text:p>
          </table:table-cell>
          <table:table-cell table:style-name="ce3" table:number-columns-repeated="2"/>
          <table:table-cell table:style-name="ce2" office:value-type="string">
            <text:p>498M</text:p>
          </table:table-cell>
          <table:table-cell table:style-name="Default"/>
        </table:table-row>
        <table:table-row table:style-name="ro2">
          <table:table-cell office:value-type="float" office:value="1650">
            <text:p>1650</text:p>
          </table:table-cell>
          <table:table-cell office:value-type="string">
            <text:p>500M</text:p>
          </table:table-cell>
          <table:table-cell/>
          <table:table-cell table:style-name="ce3" table:number-columns-repeated="4"/>
          <table:table-cell table:style-name="ce2" office:value-type="string">
            <text:p>545M</text:p>
          </table:table-cell>
          <table:table-cell table:style-name="ce2" office:value-type="string">
            <text:p>500M</text:p>
          </table:table-cell>
          <table:table-cell table:style-name="ce3"/>
          <table:table-cell table:style-name="ce2" office:value-type="string">
            <text:p>516M</text:p>
          </table:table-cell>
          <table:table-cell table:style-name="Default"/>
        </table:table-row>
        <table:table-row table:style-name="ro2">
          <table:table-cell office:value-type="float" office:value="1700">
            <text:p>1700</text:p>
          </table:table-cell>
          <table:table-cell office:value-type="string">
            <text:p>760M</text:p>
          </table:table-cell>
          <table:table-cell/>
          <table:table-cell table:number-columns-repeated="2" office:value-type="string">
            <text:p>603M</text:p>
          </table:table-cell>
          <table:table-cell office:value-type="string">
            <text:p>600M</text:p>
          </table:table-cell>
          <table:table-cell table:style-name="ce2" office:value-type="string">
            <text:p>679M</text:p>
          </table:table-cell>
          <table:table-cell table:style-name="ce2" office:value-type="string">
            <text:p>610M</text:p>
          </table:table-cell>
          <table:table-cell table:style-name="ce2" office:value-type="string">
            <text:p>600M</text:p>
          </table:table-cell>
          <table:table-cell table:style-name="ce3"/>
          <table:table-cell table:style-name="ce2" office:value-type="string">
            <text:p>641M</text:p>
          </table:table-cell>
          <table:table-cell table:style-name="Default"/>
        </table:table-row>
        <table:table-row table:style-name="ro2">
          <table:table-cell office:value-type="float" office:value="1750">
            <text:p>1750</text:p>
          </table:table-cell>
          <table:table-cell office:value-type="string">
            <text:p>795M</text:p>
          </table:table-cell>
          <table:table-cell table:style-name="ce2" office:value-type="string">
            <text:p>791M</text:p>
          </table:table-cell>
          <table:table-cell table:style-name="ce3"/>
          <table:table-cell office:value-type="string">
            <text:p>814M</text:p>
          </table:table-cell>
          <table:table-cell table:style-name="ce3"/>
          <table:table-cell table:style-name="ce2" office:value-type="string">
            <text:p>770M</text:p>
          </table:table-cell>
          <table:table-cell table:style-name="ce2" office:value-type="string">
            <text:p>720M</text:p>
          </table:table-cell>
          <table:table-cell table:style-name="ce2" office:value-type="string">
            <text:p>700M</text:p>
          </table:table-cell>
          <table:table-cell table:style-name="ce2" office:value-type="string">
            <text:p>735–805M</text:p>
          </table:table-cell>
          <table:table-cell table:style-name="ce2" office:value-type="string">
            <text:p>731M</text:p>
          </table:table-cell>
          <table:table-cell table:style-name="Default"/>
        </table:table-row>
        <table:table-row table:style-name="ro2">
          <table:table-cell office:value-type="float" office:value="1800">
            <text:p>1800</text:p>
          </table:table-cell>
          <table:table-cell office:value-type="string">
            <text:p>1,000M</text:p>
          </table:table-cell>
          <table:table-cell table:style-name="ce2" office:value-type="string">
            <text:p>978M</text:p>
          </table:table-cell>
          <table:table-cell table:style-name="ce3"/>
          <table:table-cell office:value-type="string">
            <text:p>989M</text:p>
          </table:table-cell>
          <table:table-cell office:value-type="string">
            <text:p>900M</text:p>
          </table:table-cell>
          <table:table-cell table:style-name="ce2" office:value-type="string">
            <text:p>954M</text:p>
          </table:table-cell>
          <table:table-cell table:number-columns-repeated="2" table:style-name="ce2" office:value-type="string">
            <text:p>900M</text:p>
          </table:table-cell>
          <table:table-cell table:style-name="ce3"/>
          <table:table-cell table:style-name="ce2" office:value-type="string">
            <text:p>890M</text:p>
          </table:table-cell>
          <table:table-cell table:style-name="Default"/>
        </table:table-row>
        <table:table-row table:style-name="ro2">
          <table:table-cell office:value-type="float" office:value="1820">
            <text:p>1820</text:p>
          </table:table-cell>
          <table:table-cell table:style-name="ce3"/>
          <table:table-cell/>
          <table:table-cell office:value-type="string">
            <text:p>1,042M</text:p>
          </table:table-cell>
          <table:table-cell table:style-name="ce3" table:number-columns-repeated="6"/>
          <table:table-cell/>
          <table:table-cell table:style-name="Default"/>
        </table:table-row>
        <table:table-row table:style-name="ro2">
          <table:table-cell office:value-type="float" office:value="1850">
            <text:p>1850</text:p>
          </table:table-cell>
          <table:table-cell office:value-type="string">
            <text:p>1,265M</text:p>
          </table:table-cell>
          <table:table-cell table:style-name="ce2" office:value-type="string">
            <text:p>1,262M</text:p>
          </table:table-cell>
          <table:table-cell table:style-name="ce3"/>
          <table:table-cell office:value-type="string">
            <text:p>1,263M</text:p>
          </table:table-cell>
          <table:table-cell table:style-name="ce3"/>
          <table:table-cell table:style-name="ce2" office:value-type="string">
            <text:p>1,241M</text:p>
          </table:table-cell>
          <table:table-cell table:number-columns-repeated="2" table:style-name="ce2" office:value-type="string">
            <text:p>1,200M</text:p>
          </table:table-cell>
          <table:table-cell table:style-name="ce3"/>
          <table:table-cell/>
          <table:table-cell table:style-name="Default"/>
        </table:table-row>
        <table:table-row table:style-name="ro2">
          <table:table-cell office:value-type="float" office:value="1870">
            <text:p>1870</text:p>
          </table:table-cell>
          <table:table-cell table:style-name="ce3"/>
          <table:table-cell/>
          <table:table-cell office:value-type="string">
            <text:p>1,276M</text:p>
          </table:table-cell>
          <table:table-cell table:style-name="ce3" table:number-columns-repeated="6"/>
          <table:table-cell/>
          <table:table-cell table:style-name="Default"/>
        </table:table-row>
        <table:table-row table:style-name="ro2">
          <table:table-cell office:value-type="float" office:value="1875">
            <text:p>1875</text:p>
          </table:table-cell>
          <table:table-cell table:style-name="ce3"/>
          <table:table-cell/>
          <table:table-cell table:style-name="ce3" table:number-columns-repeated="4"/>
          <table:table-cell table:style-name="ce2" office:value-type="string">
            <text:p>1,325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1,656M</text:p>
          </table:table-cell>
          <table:table-cell table:style-name="ce2" office:value-type="string">
            <text:p>1,650M</text:p>
          </table:table-cell>
          <table:table-cell office:value-type="string">
            <text:p>1,563M</text:p>
          </table:table-cell>
          <table:table-cell office:value-type="string">
            <text:p>1,654M</text:p>
          </table:table-cell>
          <table:table-cell office:value-type="string">
            <text:p>1,600M</text:p>
          </table:table-cell>
          <table:table-cell table:style-name="ce2" office:value-type="string">
            <text:p>1,633M</text:p>
          </table:table-cell>
          <table:table-cell table:style-name="ce2" office:value-type="string">
            <text:p>1,625M</text:p>
          </table:table-cell>
          <table:table-cell table:style-name="ce2" office:value-type="string">
            <text:p>1,600M</text:p>
          </table:table-cell>
          <table:table-cell table:style-name="ce2" office:value-type="string">
            <text:p>1,650–1,710M</text:p>
          </table:table-cell>
          <table:table-cell table:style-name="ce2" office:value-type="string">
            <text:p>1,668M</text:p>
          </table:table-cell>
          <table:table-cell table:style-name="Default"/>
        </table:table-row>
        <table:table-row table:style-name="ro2">
          <table:table-cell office:value-type="float" office:value="1910">
            <text:p>1910</text:p>
          </table:table-cell>
          <table:table-cell table:style-name="ce3"/>
          <table:table-cell table:style-name="ce2" office:value-type="string">
            <text:p>1,750M</text:p>
          </table:table-cell>
          <table:table-cell table:style-name="ce3"/>
          <table:table-cell office:value-type="string">
            <text:p>1,777M</text:p>
          </table:table-cell>
          <table:table-cell table:style-name="ce3" table:number-columns-repeated="5"/>
          <table:table-cell/>
          <table:table-cell table:style-name="Default"/>
        </table:table-row>
        <table:table-row table:style-name="ro2">
          <table:table-cell office:value-type="float" office:value="1913">
            <text:p>1913</text:p>
          </table:table-cell>
          <table:table-cell table:style-name="ce3"/>
          <table:table-cell/>
          <table:table-cell office:value-type="string">
            <text:p>1,793M</text:p>
          </table:table-cell>
          <table:table-cell table:style-name="ce3" table:number-columns-repeated="6"/>
          <table:table-cell/>
          <table:table-cell table:style-name="Default"/>
        </table:table-row>
        <table:table-row table:style-name="ro2">
          <table:table-cell office:value-type="float" office:value="1920">
            <text:p>1920</text:p>
          </table:table-cell>
          <table:table-cell table:style-name="ce3"/>
          <table:table-cell table:style-name="ce2" office:value-type="string">
            <text:p>1,860M</text:p>
          </table:table-cell>
          <table:table-cell office:value-type="string">
            <text:p>1,863M</text:p>
          </table:table-cell>
          <table:table-cell office:value-type="string">
            <text:p>1,912M</text:p>
          </table:table-cell>
          <table:table-cell table:style-name="ce3" table:number-columns-repeated="5"/>
          <table:table-cell table:style-name="ce2" office:value-type="string">
            <text:p>1,968M</text:p>
          </table:table-cell>
          <table:table-cell table:style-name="Default"/>
        </table:table-row>
        <table:table-row table:style-name="ro2">
          <table:table-cell office:value-type="float" office:value="1925">
            <text:p>1925</text:p>
          </table:table-cell>
          <table:table-cell table:style-name="ce3"/>
          <table:table-cell/>
          <table:table-cell table:style-name="ce3" table:number-columns-repeated="4"/>
          <table:table-cell table:style-name="ce2" office:value-type="string">
            <text:p>2,000M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2">
          <table:table-cell office:value-type="float" office:value="1930">
            <text:p>1930</text:p>
          </table:table-cell>
          <table:table-cell table:style-name="ce3"/>
          <table:table-cell table:style-name="ce2" office:value-type="string">
            <text:p>2,070M</text:p>
          </table:table-cell>
          <table:table-cell table:style-name="ce3"/>
          <table:table-cell office:value-type="string">
            <text:p>2,092M</text:p>
          </table:table-cell>
          <table:table-cell table:style-name="ce3" table:number-columns-repeated="5"/>
          <table:table-cell table:style-name="ce2" office:value-type="string">
            <text:p>2,145M</text:p>
          </table:table-cell>
          <table:table-cell table:style-name="Default"/>
        </table:table-row>
        <table:table-row table:style-name="ro2">
          <table:table-cell office:value-type="float" office:value="1940">
            <text:p>1940</text:p>
          </table:table-cell>
          <table:table-cell table:style-name="ce3"/>
          <table:table-cell table:style-name="ce2" office:value-type="string">
            <text:p>2,300M</text:p>
          </table:table-cell>
          <table:table-cell office:value-type="string">
            <text:p>2,299M</text:p>
          </table:table-cell>
          <table:table-cell office:value-type="string">
            <text:p>2,307M</text:p>
          </table:table-cell>
          <table:table-cell table:style-name="ce3" table:number-columns-repeated="5"/>
          <table:table-cell table:style-name="ce2" office:value-type="string">
            <text:p>2,340M</text:p>
          </table:table-cell>
          <table:table-cell table:style-name="Default"/>
        </table:table-row>
        <table:table-row table:style-name="ro2" table:number-rows-repeated="2">
          <table:table-cell table:style-name="Default" table:number-columns-repeated="12"/>
        </table:table-row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<text:a xlink:href="https://en.wikipedia.org/wiki/United_States_Census_Bureau">United States Census Bureau</text:a></text:p>
            <text:p>(2015)<text:a xlink:href="https://en.wikipedia.org/wiki/World_population_estimates#cite_note-census.gov-18">[18]</text:a></text:p>
          </table:table-cell>
          <table:table-cell table:style-name="ce1" office:value-type="string">
            <text:p><text:a xlink:href="https://en.wikipedia.org/wiki/Population_Reference_Bureau">Population Reference Bureau</text:a></text:p>
            <text:p>(1973–2015)<text:a xlink:href="https://en.wikipedia.org/wiki/World_population_estimates#cite_note-Population_Reference_Bureau-6">[6]</text:a></text:p>
          </table:table-cell>
          <table:table-cell table:style-name="ce1" office:value-type="string">
            <text:p><text:a xlink:href="https://en.wikipedia.org/wiki/United_Nations_Department_of_Economic_and_Social_Affairs">United Nations Department of Economic and Social Affairs</text:a></text:p>
            <text:p>(2015)<text:a xlink:href="https://en.wikipedia.org/wiki/World_population_estimates#cite_note-The_World_at_Six_Billion.2C_1999-7">[7]</text:a></text:p>
          </table:table-cell>
          <table:table-cell table:style-name="ce1" office:value-type="string">
            <text:p><text:a xlink:href="https://en.wikipedia.org/wiki/Angus_Maddison">Maddison</text:a></text:p>
            <text:p>(2008)<text:a xlink:href="https://en.wikipedia.org/wiki/World_population_estimates#cite_note-www.ggdc.net.2Fmaddison.2FHistorical_Statistics-8">[8]</text:a></text:p>
          </table:table-cell>
          <table:table-cell table:style-name="ce1" office:value-type="string">
            <text:p>US – UN</text:p>
          </table:table-cell>
          <table:table-cell table:style-name="ce4" office:value-type="string">
            <text:p>US – UN</text:p>
          </table:table-cell>
          <table:table-cell table:style-name="ce4" office:value-type="string">
            <text:p>US – Madison</text:p>
          </table:table-cell>
          <table:table-cell table:style-name="ce4" office:value-type="string">
            <text:p>UN – Madison</text:p>
          </table:table-cell>
          <table:table-cell table:style-name="ce4" office:value-type="string">
            <text:p>Average</text:p>
          </table:table-cell>
          <table:table-cell table:style-name="ce1"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2557628654">
            <text:p>2557628654</text:p>
          </table:table-cell>
          <table:table-cell table:style-name="ce2" office:value-type="float" office:value="2516000000">
            <text:p>2516000000</text:p>
          </table:table-cell>
          <table:table-cell office:value-type="float" office:value="2525149000">
            <text:p>2525149000</text:p>
          </table:table-cell>
          <table:table-cell office:value-type="float" office:value="2544000000">
            <text:p>2544000000</text:p>
          </table:table-cell>
          <table:table-cell table:formula="of:=[.B51]-[.D51]" office:value-type="float" office:value="32479654">
            <text:p>32479654</text:p>
          </table:table-cell>
          <table:table-cell table:formula="of:=([.B51]/[.D51])-1" office:value-type="percentage" office:value="0.0128624702938323">
            <text:p>1.29%</text:p>
          </table:table-cell>
          <table:table-cell table:formula="of:=[.B51]/[.E51]-1" office:value-type="percentage" office:value="0.00535717531446545">
            <text:p>0.54%</text:p>
          </table:table-cell>
          <table:table-cell table:formula="of:=[.D51]/[.E51]-1" office:value-type="percentage" office:value="-0.00740998427672956">
            <text:p>-0.74%</text:p>
          </table:table-cell>
          <table:table-cell table:formula="of:=([.G51]+[.H51]+[.I51])/3" office:value-type="percentage" office:value="0.00360322044385604">
            <text:p>0.36%</text:p>
          </table:table-cell>
          <table:table-cell>
            <draw:frame table:end-cell-address="Blad1.W98" table:end-x="0.472in" table:end-y="0.0969in" draw:z-index="0" draw:style-name="gr1" draw:text-style-name="P1" svg:width="10.8in" svg:height="8.3984in" svg:x="0.3402in" svg:y="0.0555in">
              <draw:object draw:notify-on-update-of-ranges="Blad1.A50:Blad1.A50 Blad1.A51:Blad1.A116 Blad1.G50:Blad1.G50 Blad1.G51:Blad1.G116 Blad1.H50:Blad1.H50 Blad1.H51:Blad1.H116 Blad1.I50:Blad1.I50 Blad1.I51:Blad1.I1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2594939877">
            <text:p>2594939877</text:p>
          </table:table-cell>
          <table:table-cell/>
          <table:table-cell office:value-type="float" office:value="2572850917">
            <text:p>2572850917</text:p>
          </table:table-cell>
          <table:table-cell office:value-type="float" office:value="2571663000">
            <text:p>2571663000</text:p>
          </table:table-cell>
          <table:table-cell table:formula="of:=[.B52]-[.D52]" office:value-type="float" office:value="22088960">
            <text:p>22088960</text:p>
          </table:table-cell>
          <table:table-cell table:formula="of:=([.B52]/[.D52])-1" office:value-type="percentage" office:value="0.00858540222989523">
            <text:p>0.86%</text:p>
          </table:table-cell>
          <table:table-cell table:formula="of:=[.B52]/[.E52]-1" office:value-type="percentage" office:value="0.0090512936570617">
            <text:p>0.91%</text:p>
          </table:table-cell>
          <table:table-cell table:formula="of:=[.D52]/[.E52]-1" office:value-type="percentage" office:value="0.000461925610004021">
            <text:p>0.05%</text:p>
          </table:table-cell>
          <table:table-cell table:formula="of:=([.G52]+[.H52]+[.I52])/3" office:value-type="percentage" office:value="0.00603287383232032">
            <text:p>0.60%</text:p>
          </table:table-cell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2636772306">
            <text:p>2636772306</text:p>
          </table:table-cell>
          <table:table-cell/>
          <table:table-cell office:value-type="float" office:value="2619292068">
            <text:p>2619292068</text:p>
          </table:table-cell>
          <table:table-cell office:value-type="float" office:value="2617949000">
            <text:p>2617949000</text:p>
          </table:table-cell>
          <table:table-cell table:formula="of:=[.B53]-[.D53]" office:value-type="float" office:value="17480238">
            <text:p>17480238</text:p>
          </table:table-cell>
          <table:table-cell table:formula="of:=([.B53]/[.D53])-1" office:value-type="percentage" office:value="0.0066736498054405">
            <text:p>0.67%</text:p>
          </table:table-cell>
          <table:table-cell table:formula="of:=[.B53]/[.E53]-1" office:value-type="percentage" office:value="0.00719009652212477">
            <text:p>0.72%</text:p>
          </table:table-cell>
          <table:table-cell table:formula="of:=[.D53]/[.E53]-1" office:value-type="percentage" office:value="0.000513022980967115">
            <text:p>0.05%</text:p>
          </table:table-cell>
          <table:table-cell table:formula="of:=([.G53]+[.H53]+[.I53])/3" office:value-type="percentage" office:value="0.00479225643617746">
            <text:p>0.48%</text:p>
          </table:table-cell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2682053389">
            <text:p>2682053389</text:p>
          </table:table-cell>
          <table:table-cell/>
          <table:table-cell office:value-type="float" office:value="2665865392">
            <text:p>2665865392</text:p>
          </table:table-cell>
          <table:table-cell office:value-type="float" office:value="2665959000">
            <text:p>2665959000</text:p>
          </table:table-cell>
          <table:table-cell table:formula="of:=[.B54]-[.D54]" office:value-type="float" office:value="16187997">
            <text:p>16187997</text:p>
          </table:table-cell>
          <table:table-cell table:formula="of:=([.B54]/[.D54])-1" office:value-type="percentage" office:value="0.00607232347461295">
            <text:p>0.61%</text:p>
          </table:table-cell>
          <table:table-cell table:formula="of:=[.B54]/[.E54]-1" office:value-type="percentage" office:value="0.00603699794332924">
            <text:p>0.60%</text:p>
          </table:table-cell>
          <table:table-cell table:formula="of:=[.D54]/[.E54]-1" office:value-type="percentage" office:value="-0.0000351123179314072">
            <text:p>0.00%</text:p>
          </table:table-cell>
          <table:table-cell table:formula="of:=([.G54]+[.H54]+[.I54])/3" office:value-type="percentage" office:value="0.00402473636667026">
            <text:p>0.40%</text:p>
          </table:table-cell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2730228104">
            <text:p>2730228104</text:p>
          </table:table-cell>
          <table:table-cell/>
          <table:table-cell office:value-type="float" office:value="2713172027">
            <text:p>2713172027</text:p>
          </table:table-cell>
          <table:table-cell office:value-type="float" office:value="2716927000">
            <text:p>2716927000</text:p>
          </table:table-cell>
          <table:table-cell table:formula="of:=[.B55]-[.D55]" office:value-type="float" office:value="17056077">
            <text:p>17056077</text:p>
          </table:table-cell>
          <table:table-cell table:formula="of:=([.B55]/[.D55])-1" office:value-type="percentage" office:value="0.00628639718759705">
            <text:p>0.63%</text:p>
          </table:table-cell>
          <table:table-cell table:formula="of:=[.B55]/[.E55]-1" office:value-type="percentage" office:value="0.00489564276110466">
            <text:p>0.49%</text:p>
          </table:table-cell>
          <table:table-cell table:formula="of:=[.D55]/[.E55]-1" office:value-type="percentage" office:value="-0.00138206620936077">
            <text:p>-0.14%</text:p>
          </table:table-cell>
          <table:table-cell table:formula="of:=([.G55]+[.H55]+[.I55])/3" office:value-type="percentage" office:value="0.00326665791311365">
            <text:p>0.33%</text:p>
          </table:table-cell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2782098943">
            <text:p>2782098943</text:p>
          </table:table-cell>
          <table:table-cell/>
          <table:table-cell office:value-type="float" office:value="2761650981">
            <text:p>2761650981</text:p>
          </table:table-cell>
          <table:table-cell office:value-type="float" office:value="2769074000">
            <text:p>2769074000</text:p>
          </table:table-cell>
          <table:table-cell table:formula="of:=[.B56]-[.D56]" office:value-type="float" office:value="20447962">
            <text:p>20447962</text:p>
          </table:table-cell>
          <table:table-cell table:formula="of:=([.B56]/[.D56])-1" office:value-type="percentage" office:value="0.00740425279685253">
            <text:p>0.74%</text:p>
          </table:table-cell>
          <table:table-cell table:formula="of:=[.B56]/[.E56]-1" office:value-type="percentage" office:value="0.00470371792158675">
            <text:p>0.47%</text:p>
          </table:table-cell>
          <table:table-cell table:formula="of:=[.D56]/[.E56]-1" office:value-type="percentage" office:value="-0.00268068639552432">
            <text:p>-0.27%</text:p>
          </table:table-cell>
          <table:table-cell table:formula="of:=([.G56]+[.H56]+[.I56])/3" office:value-type="percentage" office:value="0.00314242810763832">
            <text:p>0.31%</text:p>
          </table:table-cell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2835299673">
            <text:p>2835299673</text:p>
          </table:table-cell>
          <table:table-cell/>
          <table:table-cell office:value-type="float" office:value="2811572031">
            <text:p>2811572031</text:p>
          </table:table-cell>
          <table:table-cell office:value-type="float" office:value="2822502000">
            <text:p>2822502000</text:p>
          </table:table-cell>
          <table:table-cell table:formula="of:=[.B57]-[.D57]" office:value-type="float" office:value="23727642">
            <text:p>23727642</text:p>
          </table:table-cell>
          <table:table-cell table:formula="of:=([.B57]/[.D57])-1" office:value-type="percentage" office:value="0.00843927942744571">
            <text:p>0.84%</text:p>
          </table:table-cell>
          <table:table-cell table:formula="of:=[.B57]/[.E57]-1" office:value-type="percentage" office:value="0.00453415905462595">
            <text:p>0.45%</text:p>
          </table:table-cell>
          <table:table-cell table:formula="of:=[.D57]/[.E57]-1" office:value-type="percentage" office:value="-0.00387243977152185">
            <text:p>-0.39%</text:p>
          </table:table-cell>
          <table:table-cell table:formula="of:=([.G57]+[.H57]+[.I57])/3" office:value-type="percentage" office:value="0.00303366623684994">
            <text:p>0.30%</text:p>
          </table:table-cell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2891349717">
            <text:p>2891349717</text:p>
          </table:table-cell>
          <table:table-cell/>
          <table:table-cell office:value-type="float" office:value="2863042795">
            <text:p>2863042795</text:p>
          </table:table-cell>
          <table:table-cell office:value-type="float" office:value="2879934000">
            <text:p>2879934000</text:p>
          </table:table-cell>
          <table:table-cell table:formula="of:=[.B58]-[.D58]" office:value-type="float" office:value="28306922">
            <text:p>28306922</text:p>
          </table:table-cell>
          <table:table-cell table:formula="of:=([.B58]/[.D58])-1" office:value-type="percentage" office:value="0.00988700624714212">
            <text:p>0.99%</text:p>
          </table:table-cell>
          <table:table-cell table:formula="of:=[.B58]/[.E58]-1" office:value-type="percentage" office:value="0.00396388146395021">
            <text:p>0.40%</text:p>
          </table:table-cell>
          <table:table-cell table:formula="of:=[.D58]/[.E58]-1" office:value-type="percentage" office:value="-0.00586513614548112">
            <text:p>-0.59%</text:p>
          </table:table-cell>
          <table:table-cell table:formula="of:=([.G58]+[.H58]+[.I58])/3" office:value-type="percentage" office:value="0.00266191718853707">
            <text:p>0.27%</text:p>
          </table:table-cell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2948137248">
            <text:p>2948137248</text:p>
          </table:table-cell>
          <table:table-cell/>
          <table:table-cell office:value-type="float" office:value="2916030167">
            <text:p>2916030167</text:p>
          </table:table-cell>
          <table:table-cell office:value-type="float" office:value="2939254000">
            <text:p>2939254000</text:p>
          </table:table-cell>
          <table:table-cell table:formula="of:=[.B59]-[.D59]" office:value-type="float" office:value="32107081">
            <text:p>32107081</text:p>
          </table:table-cell>
          <table:table-cell table:formula="of:=([.B59]/[.D59])-1" office:value-type="percentage" office:value="0.0110105448713624">
            <text:p>1.10%</text:p>
          </table:table-cell>
          <table:table-cell table:formula="of:=[.B59]/[.E59]-1" office:value-type="percentage" office:value="0.00302227980297043">
            <text:p>0.30%</text:p>
          </table:table-cell>
          <table:table-cell table:formula="of:=[.D59]/[.E59]-1" office:value-type="percentage" office:value="-0.00790126780468781">
            <text:p>-0.79%</text:p>
          </table:table-cell>
          <table:table-cell table:formula="of:=([.G59]+[.H59]+[.I59])/3" office:value-type="percentage" office:value="0.00204385228988169">
            <text:p>0.20%</text:p>
          </table:table-cell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3000716593">
            <text:p>3000716593</text:p>
          </table:table-cell>
          <table:table-cell/>
          <table:table-cell office:value-type="float" office:value="2970395814">
            <text:p>2970395814</text:p>
          </table:table-cell>
          <table:table-cell office:value-type="float" office:value="2995909000">
            <text:p>2995909000</text:p>
          </table:table-cell>
          <table:table-cell table:formula="of:=[.B60]-[.D60]" office:value-type="float" office:value="30320779">
            <text:p>30320779</text:p>
          </table:table-cell>
          <table:table-cell table:formula="of:=([.B60]/[.D60])-1" office:value-type="percentage" office:value="0.0102076561167683">
            <text:p>1.02%</text:p>
          </table:table-cell>
          <table:table-cell table:formula="of:=[.B60]/[.E60]-1" office:value-type="percentage" office:value="0.00160471930222172">
            <text:p>0.16%</text:p>
          </table:table-cell>
          <table:table-cell table:formula="of:=[.D60]/[.E60]-1" office:value-type="percentage" office:value="-0.00851600833002608">
            <text:p>-0.85%</text:p>
          </table:table-cell>
          <table:table-cell table:formula="of:=([.G60]+[.H60]+[.I60])/3" office:value-type="percentage" office:value="0.00109878902965466">
            <text:p>0.11%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3043001508">
            <text:p>3043001508</text:p>
          </table:table-cell>
          <table:table-cell/>
          <table:table-cell office:value-type="float" office:value="3026002942">
            <text:p>3026002942</text:p>
          </table:table-cell>
          <table:table-cell office:value-type="float" office:value="3041507000">
            <text:p>3041507000</text:p>
          </table:table-cell>
          <table:table-cell table:formula="of:=[.B61]-[.D61]" office:value-type="float" office:value="16998566">
            <text:p>16998566</text:p>
          </table:table-cell>
          <table:table-cell table:formula="of:=([.B61]/[.D61])-1" office:value-type="percentage" office:value="0.00561749817360213">
            <text:p>0.56%</text:p>
          </table:table-cell>
          <table:table-cell table:formula="of:=[.B61]/[.E61]-1" office:value-type="percentage" office:value="0.000491370889496467">
            <text:p>0.05%</text:p>
          </table:table-cell>
          <table:table-cell table:formula="of:=[.D61]/[.E61]-1" office:value-type="percentage" office:value="-0.00509749213136779">
            <text:p>-0.51%</text:p>
          </table:table-cell>
          <table:table-cell table:formula="of:=([.G61]+[.H61]+[.I61])/3" office:value-type="percentage" office:value="0.000337125643910271">
            <text:p>0.03%</text:p>
          </table:table-cell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3083966929">
            <text:p>3083966929</text:p>
          </table:table-cell>
          <table:table-cell/>
          <table:table-cell office:value-type="float" office:value="3082830266">
            <text:p>3082830266</text:p>
          </table:table-cell>
          <table:table-cell office:value-type="float" office:value="3082161000">
            <text:p>3082161000</text:p>
          </table:table-cell>
          <table:table-cell table:formula="of:=[.B62]-[.D62]" office:value-type="float" office:value="1136663">
            <text:p>1136663</text:p>
          </table:table-cell>
          <table:table-cell table:formula="of:=([.B62]/[.D62])-1" office:value-type="percentage" office:value="0.000368707616678066">
            <text:p>0.04%</text:p>
          </table:table-cell>
          <table:table-cell table:formula="of:=[.B62]/[.E62]-1" office:value-type="percentage" office:value="0.000585929482593617">
            <text:p>0.06%</text:p>
          </table:table-cell>
          <table:table-cell table:formula="of:=[.D62]/[.E62]-1" office:value-type="percentage" office:value="0.000217141804078391">
            <text:p>0.02%</text:p>
          </table:table-cell>
          <table:table-cell table:formula="of:=([.G62]+[.H62]+[.I62])/3" office:value-type="percentage" office:value="0.000390592967783358">
            <text:p>0.04%</text:p>
          </table:table-cell>
          <table:table-cell table:number-columns-repeated="2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3140093217">
            <text:p>3140093217</text:p>
          </table:table-cell>
          <table:table-cell/>
          <table:table-cell office:value-type="float" office:value="3141071531">
            <text:p>3141071531</text:p>
          </table:table-cell>
          <table:table-cell office:value-type="float" office:value="3135787000">
            <text:p>3135787000</text:p>
          </table:table-cell>
          <table:table-cell table:formula="of:=[.B63]-[.D63]" office:value-type="float" office:value="-978314">
            <text:p>-978314</text:p>
          </table:table-cell>
          <table:table-cell table:formula="of:=([.B63]/[.D63])-1" office:value-type="percentage" office:value="-0.000311458682282439">
            <text:p>-0.03%</text:p>
          </table:table-cell>
          <table:table-cell table:formula="of:=[.B63]/[.E63]-1" office:value-type="percentage" office:value="0.00137324920346948">
            <text:p>0.14%</text:p>
          </table:table-cell>
          <table:table-cell table:formula="of:=[.D63]/[.E63]-1" office:value-type="percentage" office:value="0.00168523276612853">
            <text:p>0.17%</text:p>
          </table:table-cell>
          <table:table-cell table:formula="of:=([.G63]+[.H63]+[.I63])/3" office:value-type="percentage" office:value="0.000915674429105192">
            <text:p>0.09%</text:p>
          </table:table-cell>
          <table:table-cell/>
          <table:table-cell table:style-name="ce2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3209827882">
            <text:p>3209827882</text:p>
          </table:table-cell>
          <table:table-cell/>
          <table:table-cell office:value-type="float" office:value="3201178277">
            <text:p>3201178277</text:p>
          </table:table-cell>
          <table:table-cell office:value-type="float" office:value="3201354000">
            <text:p>3201354000</text:p>
          </table:table-cell>
          <table:table-cell table:formula="of:=[.B64]-[.D64]" office:value-type="float" office:value="8649605">
            <text:p>8649605</text:p>
          </table:table-cell>
          <table:table-cell table:formula="of:=([.B64]/[.D64])-1" office:value-type="percentage" office:value="0.00270200665240861">
            <text:p>0.27%</text:p>
          </table:table-cell>
          <table:table-cell table:formula="of:=[.B64]/[.E64]-1" office:value-type="percentage" office:value="0.00264696812661147">
            <text:p>0.26%</text:p>
          </table:table-cell>
          <table:table-cell table:formula="of:=[.D64]/[.E64]-1" office:value-type="percentage" office:value="-0.0000548902120790506">
            <text:p>-0.01%</text:p>
          </table:table-cell>
          <table:table-cell table:formula="of:=([.G64]+[.H64]+[.I64])/3" office:value-type="percentage" office:value="0.00176469485564701">
            <text:p>0.18%</text:p>
          </table:table-cell>
          <table:table-cell table:number-columns-repeated="2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3281201306">
            <text:p>3281201306</text:p>
          </table:table-cell>
          <table:table-cell/>
          <table:table-cell office:value-type="float" office:value="3263738832">
            <text:p>3263738832</text:p>
          </table:table-cell>
          <table:table-cell office:value-type="float" office:value="3266477000">
            <text:p>3266477000</text:p>
          </table:table-cell>
          <table:table-cell table:formula="of:=[.B65]-[.D65]" office:value-type="float" office:value="17462474">
            <text:p>17462474</text:p>
          </table:table-cell>
          <table:table-cell table:formula="of:=([.B65]/[.D65])-1" office:value-type="percentage" office:value="0.00535045078631469">
            <text:p>0.54%</text:p>
          </table:table-cell>
          <table:table-cell table:formula="of:=[.B65]/[.E65]-1" office:value-type="percentage" office:value="0.00450770233496201">
            <text:p>0.45%</text:p>
          </table:table-cell>
          <table:table-cell table:formula="of:=[.D65]/[.E65]-1" office:value-type="percentage" office:value="-0.0008382633644749">
            <text:p>-0.08%</text:p>
          </table:table-cell>
          <table:table-cell table:formula="of:=([.G65]+[.H65]+[.I65])/3" office:value-type="percentage" office:value="0.00300662991893393">
            <text:p>0.30%</text:p>
          </table:table-cell>
          <table:table-cell table:number-columns-repeated="2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3350425793">
            <text:p>3350425793</text:p>
          </table:table-cell>
          <table:table-cell/>
          <table:table-cell office:value-type="float" office:value="3329122479">
            <text:p>3329122479</text:p>
          </table:table-cell>
          <table:table-cell office:value-type="float" office:value="3333138000">
            <text:p>3333138000</text:p>
          </table:table-cell>
          <table:table-cell table:formula="of:=[.B66]-[.D66]" office:value-type="float" office:value="21303314">
            <text:p>21303314</text:p>
          </table:table-cell>
          <table:table-cell table:formula="of:=([.B66]/[.D66])-1" office:value-type="percentage" office:value="0.00639907787544036">
            <text:p>0.64%</text:p>
          </table:table-cell>
          <table:table-cell table:formula="of:=[.B66]/[.E66]-1" office:value-type="percentage" office:value="0.00518664183721174">
            <text:p>0.52%</text:p>
          </table:table-cell>
          <table:table-cell table:formula="of:=[.D66]/[.E66]-1" office:value-type="percentage" office:value="-0.00120472689699613">
            <text:p>-0.12%</text:p>
          </table:table-cell>
          <table:table-cell table:formula="of:=([.G66]+[.H66]+[.I66])/3" office:value-type="percentage" office:value="0.00346033093855199">
            <text:p>0.35%</text:p>
          </table:table-cell>
          <table:table-cell table:number-columns-repeated="2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3420677923">
            <text:p>3420677923</text:p>
          </table:table-cell>
          <table:table-cell/>
          <table:table-cell office:value-type="float" office:value="3397475247">
            <text:p>3397475247</text:p>
          </table:table-cell>
          <table:table-cell office:value-type="float" office:value="3402224000">
            <text:p>3402224000</text:p>
          </table:table-cell>
          <table:table-cell table:formula="of:=[.B67]-[.D67]" office:value-type="float" office:value="23202676">
            <text:p>23202676</text:p>
          </table:table-cell>
          <table:table-cell table:formula="of:=([.B67]/[.D67])-1" office:value-type="percentage" office:value="0.00682938779921605">
            <text:p>0.68%</text:p>
          </table:table-cell>
          <table:table-cell table:formula="of:=[.B67]/[.E67]-1" office:value-type="percentage" office:value="0.0054240764276543">
            <text:p>0.54%</text:p>
          </table:table-cell>
          <table:table-cell table:formula="of:=[.D67]/[.E67]-1" office:value-type="percentage" office:value="-0.00139577905511223">
            <text:p>-0.14%</text:p>
          </table:table-cell>
          <table:table-cell table:formula="of:=([.G67]+[.H67]+[.I67])/3" office:value-type="percentage" office:value="0.00361922839058604">
            <text:p>0.36%</text:p>
          </table:table-cell>
          <table:table-cell/>
          <table:table-cell table:style-name="ce2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3490333715">
            <text:p>3490333715</text:p>
          </table:table-cell>
          <table:table-cell/>
          <table:table-cell office:value-type="float" office:value="3468521724">
            <text:p>3468521724</text:p>
          </table:table-cell>
          <table:table-cell office:value-type="float" office:value="3471464000">
            <text:p>3471464000</text:p>
          </table:table-cell>
          <table:table-cell table:formula="of:=[.B68]-[.D68]" office:value-type="float" office:value="21811991">
            <text:p>21811991</text:p>
          </table:table-cell>
          <table:table-cell table:formula="of:=([.B68]/[.D68])-1" office:value-type="percentage" office:value="0.0062885553949612">
            <text:p>0.63%</text:p>
          </table:table-cell>
          <table:table-cell table:formula="of:=[.B68]/[.E68]-1" office:value-type="percentage" office:value="0.00543566489527181">
            <text:p>0.54%</text:p>
          </table:table-cell>
          <table:table-cell table:formula="of:=[.D68]/[.E68]-1" office:value-type="percentage" office:value="-0.000847560568106087">
            <text:p>-0.08%</text:p>
          </table:table-cell>
          <table:table-cell table:formula="of:=([.G68]+[.H68]+[.I68])/3" office:value-type="percentage" office:value="0.00362555324070897">
            <text:p>0.36%</text:p>
          </table:table-cell>
          <table:table-cell table:number-columns-repeated="2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3562313822">
            <text:p>3562313822</text:p>
          </table:table-cell>
          <table:table-cell/>
          <table:table-cell office:value-type="float" office:value="3541674891">
            <text:p>3541674891</text:p>
          </table:table-cell>
          <table:table-cell office:value-type="float" office:value="3543086000">
            <text:p>3543086000</text:p>
          </table:table-cell>
          <table:table-cell table:formula="of:=[.B69]-[.D69]" office:value-type="float" office:value="20638931">
            <text:p>20638931</text:p>
          </table:table-cell>
          <table:table-cell table:formula="of:=([.B69]/[.D69])-1" office:value-type="percentage" office:value="0.00582744933829105">
            <text:p>0.58%</text:p>
          </table:table-cell>
          <table:table-cell table:formula="of:=[.B69]/[.E69]-1" office:value-type="percentage" office:value="0.00542685726510728">
            <text:p>0.54%</text:p>
          </table:table-cell>
          <table:table-cell table:formula="of:=[.D69]/[.E69]-1" office:value-type="percentage" office:value="-0.000398271168128628">
            <text:p>-0.04%</text:p>
          </table:table-cell>
          <table:table-cell table:formula="of:=([.G69]+[.H69]+[.I69])/3" office:value-type="percentage" office:value="0.00361867847842323">
            <text:p>0.36%</text:p>
          </table:table-cell>
          <table:table-cell table:number-columns-repeated="2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3637159050">
            <text:p>3637159050</text:p>
          </table:table-cell>
          <table:table-cell/>
          <table:table-cell office:value-type="float" office:value="3616108749">
            <text:p>3616108749</text:p>
          </table:table-cell>
          <table:table-cell office:value-type="float" office:value="3615743000">
            <text:p>3615743000</text:p>
          </table:table-cell>
          <table:table-cell table:formula="of:=[.B70]-[.D70]" office:value-type="float" office:value="21050301">
            <text:p>21050301</text:p>
          </table:table-cell>
          <table:table-cell table:formula="of:=([.B70]/[.D70])-1" office:value-type="percentage" office:value="0.005821257727888">
            <text:p>0.58%</text:p>
          </table:table-cell>
          <table:table-cell table:formula="of:=[.B70]/[.E70]-1" office:value-type="percentage" office:value="0.00592300116462918">
            <text:p>0.59%</text:p>
          </table:table-cell>
          <table:table-cell table:formula="of:=[.D70]/[.E70]-1" office:value-type="percentage" office:value="0.000101154589803532">
            <text:p>0.01%</text:p>
          </table:table-cell>
          <table:table-cell table:formula="of:=([.G70]+[.H70]+[.I70])/3" office:value-type="percentage" office:value="0.00394847116077357">
            <text:p>0.39%</text:p>
          </table:table-cell>
          <table:table-cell/>
          <table:table-cell table:style-name="Default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3712697742">
            <text:p>3712697742</text:p>
          </table:table-cell>
          <table:table-cell/>
          <table:table-cell office:value-type="float" office:value="3691172616">
            <text:p>3691172616</text:p>
          </table:table-cell>
          <table:table-cell office:value-type="float" office:value="3691157000">
            <text:p>3691157000</text:p>
          </table:table-cell>
          <table:table-cell table:formula="of:=[.B71]-[.D71]" office:value-type="float" office:value="21525126">
            <text:p>21525126</text:p>
          </table:table-cell>
          <table:table-cell table:formula="of:=([.B71]/[.D71])-1" office:value-type="percentage" office:value="0.00583151432872464">
            <text:p>0.58%</text:p>
          </table:table-cell>
          <table:table-cell table:formula="of:=[.B71]/[.E71]-1" office:value-type="percentage" office:value="0.00583576965162957">
            <text:p>0.58%</text:p>
          </table:table-cell>
          <table:table-cell table:formula="of:=[.D71]/[.E71]-1" office:value-type="percentage" office:value="0.00000423065179844251">
            <text:p>0.00%</text:p>
          </table:table-cell>
          <table:table-cell table:formula="of:=([.G71]+[.H71]+[.I71])/3" office:value-type="percentage" office:value="0.00389050487738422">
            <text:p>0.39%</text:p>
          </table:table-cell>
          <table:table-cell table:style-name="ce2" table:number-columns-repeated="2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3790326948">
            <text:p>3790326948</text:p>
          </table:table-cell>
          <table:table-cell/>
          <table:table-cell office:value-type="float" office:value="3766754345">
            <text:p>3766754345</text:p>
          </table:table-cell>
          <table:table-cell office:value-type="float" office:value="3769818000">
            <text:p>3769818000</text:p>
          </table:table-cell>
          <table:table-cell table:formula="of:=[.B72]-[.D72]" office:value-type="float" office:value="23572603">
            <text:p>23572603</text:p>
          </table:table-cell>
          <table:table-cell table:formula="of:=([.B72]/[.D72])-1" office:value-type="percentage" office:value="0.00625806751408953">
            <text:p>0.63%</text:p>
          </table:table-cell>
          <table:table-cell table:formula="of:=[.B72]/[.E72]-1" office:value-type="percentage" office:value="0.00544030189255818">
            <text:p>0.54%</text:p>
          </table:table-cell>
          <table:table-cell table:formula="of:=[.D72]/[.E72]-1" office:value-type="percentage" office:value="-0.000812679816373119">
            <text:p>-0.08%</text:p>
          </table:table-cell>
          <table:table-cell table:formula="of:=([.G72]+[.H72]+[.I72])/3" office:value-type="percentage" office:value="0.00362856319675819">
            <text:p>0.36%</text:p>
          </table:table-cell>
          <table:table-cell table:number-columns-repeated="2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3866568653">
            <text:p>3866568653</text:p>
          </table:table-cell>
          <table:table-cell/>
          <table:table-cell office:value-type="float" office:value="3842873611">
            <text:p>3842873611</text:p>
          </table:table-cell>
          <table:table-cell office:value-type="float" office:value="3846499000">
            <text:p>3846499000</text:p>
          </table:table-cell>
          <table:table-cell table:formula="of:=[.B73]-[.D73]" office:value-type="float" office:value="23695042">
            <text:p>23695042</text:p>
          </table:table-cell>
          <table:table-cell table:formula="of:=([.B73]/[.D73])-1" office:value-type="percentage" office:value="0.00616596963589289">
            <text:p>0.62%</text:p>
          </table:table-cell>
          <table:table-cell table:formula="of:=[.B73]/[.E73]-1" office:value-type="percentage" office:value="0.00521764154884741">
            <text:p>0.52%</text:p>
          </table:table-cell>
          <table:table-cell table:formula="of:=[.D73]/[.E73]-1" office:value-type="percentage" office:value="-0.000942516558564033">
            <text:p>-0.09%</text:p>
          </table:table-cell>
          <table:table-cell table:formula="of:=([.G73]+[.H73]+[.I73])/3" office:value-type="percentage" office:value="0.00348036487539209">
            <text:p>0.35%</text:p>
          </table:table-cell>
          <table:table-cell table:number-columns-repeated="2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3942096442">
            <text:p>3942096442</text:p>
          </table:table-cell>
          <table:table-cell/>
          <table:table-cell office:value-type="float" office:value="3919182332">
            <text:p>3919182332</text:p>
          </table:table-cell>
          <table:table-cell office:value-type="float" office:value="3922793000">
            <text:p>3922793000</text:p>
          </table:table-cell>
          <table:table-cell table:formula="of:=[.B74]-[.D74]" office:value-type="float" office:value="22914110">
            <text:p>22914110</text:p>
          </table:table-cell>
          <table:table-cell table:formula="of:=([.B74]/[.D74])-1" office:value-type="percentage" office:value="0.00584665577125798">
            <text:p>0.58%</text:p>
          </table:table-cell>
          <table:table-cell table:formula="of:=[.B74]/[.E74]-1" office:value-type="percentage" office:value="0.00492084134951809">
            <text:p>0.49%</text:p>
          </table:table-cell>
          <table:table-cell table:formula="of:=[.D74]/[.E74]-1" office:value-type="percentage" office:value="-0.000920432967021156">
            <text:p>-0.09%</text:p>
          </table:table-cell>
          <table:table-cell table:formula="of:=([.G74]+[.H74]+[.I74])/3" office:value-type="percentage" office:value="0.0032823547179183">
            <text:p>0.33%</text:p>
          </table:table-cell>
          <table:table-cell/>
          <table:table-cell table:style-name="ce2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4016608813">
            <text:p>4016608813</text:p>
          </table:table-cell>
          <table:table-cell/>
          <table:table-cell office:value-type="float" office:value="3995304922">
            <text:p>3995304922</text:p>
          </table:table-cell>
          <table:table-cell office:value-type="float" office:value="3997677000">
            <text:p>3997677000</text:p>
          </table:table-cell>
          <table:table-cell table:formula="of:=[.B75]-[.D75]" office:value-type="float" office:value="21303891">
            <text:p>21303891</text:p>
          </table:table-cell>
          <table:table-cell table:formula="of:=([.B75]/[.D75])-1" office:value-type="percentage" office:value="0.00533223156077289">
            <text:p>0.53%</text:p>
          </table:table-cell>
          <table:table-cell table:formula="of:=[.B75]/[.E75]-1" office:value-type="percentage" office:value="0.00473570350981323">
            <text:p>0.47%</text:p>
          </table:table-cell>
          <table:table-cell table:formula="of:=[.D75]/[.E75]-1" office:value-type="percentage" office:value="-0.000593364096198923">
            <text:p>-0.06%</text:p>
          </table:table-cell>
          <table:table-cell table:formula="of:=([.G75]+[.H75]+[.I75])/3" office:value-type="percentage" office:value="0.00315819032479573">
            <text:p>0.32%</text:p>
          </table:table-cell>
          <table:table-cell table:number-columns-repeated="2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4089083233">
            <text:p>4089083233</text:p>
          </table:table-cell>
          <table:table-cell/>
          <table:table-cell office:value-type="float" office:value="4071020434">
            <text:p>4071020434</text:p>
          </table:table-cell>
          <table:table-cell office:value-type="float" office:value="4070671000">
            <text:p>4070671000</text:p>
          </table:table-cell>
          <table:table-cell table:formula="of:=[.B76]-[.D76]" office:value-type="float" office:value="18062799">
            <text:p>18062799</text:p>
          </table:table-cell>
          <table:table-cell table:formula="of:=([.B76]/[.D76])-1" office:value-type="percentage" office:value="0.00443692172339505">
            <text:p>0.44%</text:p>
          </table:table-cell>
          <table:table-cell table:formula="of:=[.B76]/[.E76]-1" office:value-type="percentage" office:value="0.0045231444643894">
            <text:p>0.45%</text:p>
          </table:table-cell>
          <table:table-cell table:formula="of:=[.D76]/[.E76]-1" office:value-type="percentage" office:value="0.0000858418673481687">
            <text:p>0.01%</text:p>
          </table:table-cell>
          <table:table-cell table:formula="of:=([.G76]+[.H76]+[.I76])/3" office:value-type="percentage" office:value="0.0030153026850442">
            <text:p>0.30%</text:p>
          </table:table-cell>
          <table:table-cell table:number-columns-repeated="2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4160185010">
            <text:p>4160185010</text:p>
          </table:table-cell>
          <table:table-cell/>
          <table:table-cell office:value-type="float" office:value="4146135850">
            <text:p>4146135850</text:p>
          </table:table-cell>
          <table:table-cell office:value-type="float" office:value="4141445000">
            <text:p>4141445000</text:p>
          </table:table-cell>
          <table:table-cell table:formula="of:=[.B77]-[.D77]" office:value-type="float" office:value="14049160">
            <text:p>14049160</text:p>
          </table:table-cell>
          <table:table-cell table:formula="of:=([.B77]/[.D77])-1" office:value-type="percentage" office:value="0.00338849485599946">
            <text:p>0.34%</text:p>
          </table:table-cell>
          <table:table-cell table:formula="of:=[.B77]/[.E77]-1" office:value-type="percentage" office:value="0.00452499308816123">
            <text:p>0.45%</text:p>
          </table:table-cell>
          <table:table-cell table:formula="of:=[.D77]/[.E77]-1" office:value-type="percentage" office:value="0.00113266021883662">
            <text:p>0.11%</text:p>
          </table:table-cell>
          <table:table-cell table:formula="of:=([.G77]+[.H77]+[.I77])/3" office:value-type="percentage" office:value="0.0030153827209991">
            <text:p>0.30%</text:p>
          </table:table-cell>
          <table:table-cell table:number-columns-repeated="2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4232084578">
            <text:p>4232084578</text:p>
          </table:table-cell>
          <table:table-cell/>
          <table:table-cell office:value-type="float" office:value="4220816737">
            <text:p>4220816737</text:p>
          </table:table-cell>
          <table:table-cell office:value-type="float" office:value="4213539000">
            <text:p>4213539000</text:p>
          </table:table-cell>
          <table:table-cell table:formula="of:=[.B78]-[.D78]" office:value-type="float" office:value="11267841">
            <text:p>11267841</text:p>
          </table:table-cell>
          <table:table-cell table:formula="of:=([.B78]/[.D78])-1" office:value-type="percentage" office:value="0.00266958783147953">
            <text:p>0.27%</text:p>
          </table:table-cell>
          <table:table-cell table:formula="of:=[.B78]/[.E78]-1" office:value-type="percentage" office:value="0.00440142550003686">
            <text:p>0.44%</text:p>
          </table:table-cell>
          <table:table-cell table:formula="of:=[.D78]/[.E78]-1" office:value-type="percentage" office:value="0.00172722668521641">
            <text:p>0.17%</text:p>
          </table:table-cell>
          <table:table-cell table:formula="of:=([.G78]+[.H78]+[.I78])/3" office:value-type="percentage" office:value="0.00293274667224426">
            <text:p>0.29%</text:p>
          </table:table-cell>
          <table:table-cell table:number-columns-repeated="2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4304105753">
            <text:p>4304105753</text:p>
          </table:table-cell>
          <table:table-cell/>
          <table:table-cell office:value-type="float" office:value="4295664825">
            <text:p>4295664825</text:p>
          </table:table-cell>
          <table:table-cell office:value-type="float" office:value="4286317000">
            <text:p>4286317000</text:p>
          </table:table-cell>
          <table:table-cell table:formula="of:=[.B79]-[.D79]" office:value-type="float" office:value="8440928">
            <text:p>8440928</text:p>
          </table:table-cell>
          <table:table-cell table:formula="of:=([.B79]/[.D79])-1" office:value-type="percentage" office:value="0.00196498757325658">
            <text:p>0.20%</text:p>
          </table:table-cell>
          <table:table-cell table:formula="of:=[.B79]/[.E79]-1" office:value-type="percentage" office:value="0.00415012538736637">
            <text:p>0.42%</text:p>
          </table:table-cell>
          <table:table-cell table:formula="of:=[.D79]/[.E79]-1" office:value-type="percentage" office:value="0.00218085246611488">
            <text:p>0.22%</text:p>
          </table:table-cell>
          <table:table-cell table:formula="of:=([.G79]+[.H79]+[.I79])/3" office:value-type="percentage" office:value="0.00276532180891261">
            <text:p>0.28%</text:p>
          </table:table-cell>
          <table:table-cell table:number-columns-repeated="2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4379013942">
            <text:p>4379013942</text:p>
          </table:table-cell>
          <table:table-cell/>
          <table:table-cell office:value-type="float" office:value="4371527871">
            <text:p>4371527871</text:p>
          </table:table-cell>
          <table:table-cell office:value-type="float" office:value="4363144000">
            <text:p>4363144000</text:p>
          </table:table-cell>
          <table:table-cell table:formula="of:=[.B80]-[.D80]" office:value-type="float" office:value="7486071">
            <text:p>7486071</text:p>
          </table:table-cell>
          <table:table-cell table:formula="of:=([.B80]/[.D80])-1" office:value-type="percentage" office:value="0.00171246100240174">
            <text:p>0.17%</text:p>
          </table:table-cell>
          <table:table-cell table:formula="of:=[.B80]/[.E80]-1" office:value-type="percentage" office:value="0.00363727211387022">
            <text:p>0.36%</text:p>
          </table:table-cell>
          <table:table-cell table:formula="of:=[.D80]/[.E80]-1" office:value-type="percentage" office:value="0.00192152058240569">
            <text:p>0.19%</text:p>
          </table:table-cell>
          <table:table-cell table:formula="of:=([.G80]+[.H80]+[.I80])/3" office:value-type="percentage" office:value="0.00242375123289255">
            <text:p>0.24%</text:p>
          </table:table-cell>
          <table:table-cell table:number-columns-repeated="2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4451362735">
            <text:p>4451362735</text:p>
          </table:table-cell>
          <table:table-cell/>
          <table:table-cell office:value-type="float" office:value="4449048798">
            <text:p>4449048798</text:p>
          </table:table-cell>
          <table:table-cell office:value-type="float" office:value="4439529000">
            <text:p>4439529000</text:p>
          </table:table-cell>
          <table:table-cell table:formula="of:=[.B81]-[.D81]" office:value-type="float" office:value="2313937">
            <text:p>2313937</text:p>
          </table:table-cell>
          <table:table-cell table:formula="of:=([.B81]/[.D81])-1" office:value-type="percentage" office:value="0.000520097015128229">
            <text:p>0.05%</text:p>
          </table:table-cell>
          <table:table-cell table:formula="of:=[.B81]/[.E81]-1" office:value-type="percentage" office:value="0.00266553839382522">
            <text:p>0.27%</text:p>
          </table:table-cell>
          <table:table-cell table:formula="of:=[.D81]/[.E81]-1" office:value-type="percentage" office:value="0.00214432612108184">
            <text:p>0.21%</text:p>
          </table:table-cell>
          <table:table-cell table:formula="of:=([.G81]+[.H81]+[.I81])/3" office:value-type="percentage" office:value="0.0017766538433451">
            <text:p>0.18%</text:p>
          </table:table-cell>
          <table:table-cell table:number-columns-repeated="2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4534410125">
            <text:p>4534410125</text:p>
          </table:table-cell>
          <table:table-cell/>
          <table:table-cell office:value-type="float" office:value="4528234634">
            <text:p>4528234634</text:p>
          </table:table-cell>
          <table:table-cell office:value-type="float" office:value="4514838000">
            <text:p>4514838000</text:p>
          </table:table-cell>
          <table:table-cell table:formula="of:=[.B82]-[.D82]" office:value-type="float" office:value="6175491">
            <text:p>6175491</text:p>
          </table:table-cell>
          <table:table-cell table:formula="of:=([.B82]/[.D82])-1" office:value-type="percentage" office:value="0.00136377451681313">
            <text:p>0.14%</text:p>
          </table:table-cell>
          <table:table-cell table:formula="of:=[.B82]/[.E82]-1" office:value-type="percentage" office:value="0.00433506695035346">
            <text:p>0.43%</text:p>
          </table:table-cell>
          <table:table-cell table:formula="of:=[.D82]/[.E82]-1" office:value-type="percentage" office:value="0.00296724577936125">
            <text:p>0.30%</text:p>
          </table:table-cell>
          <table:table-cell table:formula="of:=([.G82]+[.H82]+[.I82])/3" office:value-type="percentage" office:value="0.00288869574884261">
            <text:p>0.29%</text:p>
          </table:table-cell>
          <table:table-cell table:number-columns-repeated="2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4614566561">
            <text:p>4614566561</text:p>
          </table:table-cell>
          <table:table-cell/>
          <table:table-cell office:value-type="float" office:value="4608962418">
            <text:p>4608962418</text:p>
          </table:table-cell>
          <table:table-cell office:value-type="float" office:value="4587307000">
            <text:p>4587307000</text:p>
          </table:table-cell>
          <table:table-cell table:formula="of:=[.B83]-[.D83]" office:value-type="float" office:value="5604143">
            <text:p>5604143</text:p>
          </table:table-cell>
          <table:table-cell table:formula="of:=([.B83]/[.D83])-1" office:value-type="percentage" office:value="0.00121592291100336">
            <text:p>0.12%</text:p>
          </table:table-cell>
          <table:table-cell table:formula="of:=[.B83]/[.E83]-1" office:value-type="percentage" office:value="0.00594238863891161">
            <text:p>0.59%</text:p>
          </table:table-cell>
          <table:table-cell table:formula="of:=[.D83]/[.E83]-1" office:value-type="percentage" office:value="0.00472072568938597">
            <text:p>0.47%</text:p>
          </table:table-cell>
          <table:table-cell table:formula="of:=([.G83]+[.H83]+[.I83])/3" office:value-type="percentage" office:value="0.00395967907976698">
            <text:p>0.40%</text:p>
          </table:table-cell>
          <table:table-cell table:number-columns-repeated="2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4695736743">
            <text:p>4695736743</text:p>
          </table:table-cell>
          <table:table-cell/>
          <table:table-cell office:value-type="float" office:value="4691559840">
            <text:p>4691559840</text:p>
          </table:table-cell>
          <table:table-cell office:value-type="float" office:value="4676388000">
            <text:p>4676388000</text:p>
          </table:table-cell>
          <table:table-cell table:formula="of:=[.B84]-[.D84]" office:value-type="float" office:value="4176903">
            <text:p>4176903</text:p>
          </table:table-cell>
          <table:table-cell table:formula="of:=([.B84]/[.D84])-1" office:value-type="percentage" office:value="0.000890301550539263">
            <text:p>0.09%</text:p>
          </table:table-cell>
          <table:table-cell table:formula="of:=[.B84]/[.E84]-1" office:value-type="percentage" office:value="0.00413754012712375">
            <text:p>0.41%</text:p>
          </table:table-cell>
          <table:table-cell table:formula="of:=[.D84]/[.E84]-1" office:value-type="percentage" office:value="0.00324435012663615">
            <text:p>0.32%</text:p>
          </table:table-cell>
          <table:table-cell table:formula="of:=([.G84]+[.H84]+[.I84])/3" office:value-type="percentage" office:value="0.00275739726809972">
            <text:p>0.28%</text:p>
          </table:table-cell>
          <table:table-cell table:number-columns-repeated="2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774569391">
            <text:p>4774569391</text:p>
          </table:table-cell>
          <table:table-cell/>
          <table:table-cell office:value-type="float" office:value="4776392828">
            <text:p>4776392828</text:p>
          </table:table-cell>
          <table:table-cell office:value-type="float" office:value="4756521000">
            <text:p>4756521000</text:p>
          </table:table-cell>
          <table:table-cell table:formula="of:=[.B85]-[.D85]" office:value-type="float" office:value="-1823437">
            <text:p>-1823437</text:p>
          </table:table-cell>
          <table:table-cell table:formula="of:=([.B85]/[.D85])-1" office:value-type="percentage" office:value="-0.000381760266724873">
            <text:p>-0.04%</text:p>
          </table:table-cell>
          <table:table-cell table:formula="of:=[.B85]/[.E85]-1" office:value-type="percentage" office:value="0.00379445207957674">
            <text:p>0.38%</text:p>
          </table:table-cell>
          <table:table-cell table:formula="of:=[.D85]/[.E85]-1" office:value-type="percentage" office:value="0.00417780726711814">
            <text:p>0.42%</text:p>
          </table:table-cell>
          <table:table-cell table:formula="of:=([.G85]+[.H85]+[.I85])/3" office:value-type="percentage" office:value="0.00253016635999">
            <text:p>0.25%</text:p>
          </table:table-cell>
          <table:table-cell table:number-columns-repeated="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4856462699">
            <text:p>4856462699</text:p>
          </table:table-cell>
          <table:table-cell/>
          <table:table-cell office:value-type="float" office:value="4863601517">
            <text:p>4863601517</text:p>
          </table:table-cell>
          <table:table-cell office:value-type="float" office:value="4837719000">
            <text:p>4837719000</text:p>
          </table:table-cell>
          <table:table-cell table:formula="of:=[.B86]-[.D86]" office:value-type="float" office:value="-7138818">
            <text:p>-7138818</text:p>
          </table:table-cell>
          <table:table-cell table:formula="of:=([.B86]/[.D86])-1" office:value-type="percentage" office:value="-0.00146780487156428">
            <text:p>-0.15%</text:p>
          </table:table-cell>
          <table:table-cell table:formula="of:=[.B86]/[.E86]-1" office:value-type="percentage" office:value="0.00387449105663218">
            <text:p>0.39%</text:p>
          </table:table-cell>
          <table:table-cell table:formula="of:=[.D86]/[.E86]-1" office:value-type="percentage" office:value="0.0053501489028196">
            <text:p>0.54%</text:p>
          </table:table-cell>
          <table:table-cell table:formula="of:=([.G86]+[.H86]+[.I86])/3" office:value-type="percentage" office:value="0.0025856116959625">
            <text:p>0.26%</text:p>
          </table:table-cell>
          <table:table-cell table:number-columns-repeated="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4940571232">
            <text:p>4940571232</text:p>
          </table:table-cell>
          <table:table-cell/>
          <table:table-cell office:value-type="float" office:value="4953376710">
            <text:p>4953376710</text:p>
          </table:table-cell>
          <table:table-cell office:value-type="float" office:value="4920968000">
            <text:p>4920968000</text:p>
          </table:table-cell>
          <table:table-cell table:formula="of:=[.B87]-[.D87]" office:value-type="float" office:value="-12805478">
            <text:p>-12805478</text:p>
          </table:table-cell>
          <table:table-cell table:formula="of:=([.B87]/[.D87])-1" office:value-type="percentage" office:value="-0.0025852017219179">
            <text:p>-0.26%</text:p>
          </table:table-cell>
          <table:table-cell table:formula="of:=[.B87]/[.E87]-1" office:value-type="percentage" office:value="0.00398361298021044">
            <text:p>0.40%</text:p>
          </table:table-cell>
          <table:table-cell table:formula="of:=[.D87]/[.E87]-1" office:value-type="percentage" office:value="0.00658584042814336">
            <text:p>0.66%</text:p>
          </table:table-cell>
          <table:table-cell table:formula="of:=([.G87]+[.H87]+[.I87])/3" office:value-type="percentage" office:value="0.00266141722881197">
            <text:p>0.27%</text:p>
          </table:table-cell>
          <table:table-cell table:number-columns-repeated="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5027200492">
            <text:p>5027200492</text:p>
          </table:table-cell>
          <table:table-cell/>
          <table:table-cell office:value-type="float" office:value="5045315871">
            <text:p>5045315871</text:p>
          </table:table-cell>
          <table:table-cell office:value-type="float" office:value="5006672000">
            <text:p>5006672000</text:p>
          </table:table-cell>
          <table:table-cell table:formula="of:=[.B88]-[.D88]" office:value-type="float" office:value="-18115379">
            <text:p>-18115379</text:p>
          </table:table-cell>
          <table:table-cell table:formula="of:=([.B88]/[.D88])-1" office:value-type="percentage" office:value="-0.00359053416340604">
            <text:p>-0.36%</text:p>
          </table:table-cell>
          <table:table-cell table:formula="of:=[.B88]/[.E88]-1" office:value-type="percentage" office:value="0.00410022705701518">
            <text:p>0.41%</text:p>
          </table:table-cell>
          <table:table-cell table:formula="of:=[.D88]/[.E88]-1" office:value-type="percentage" office:value="0.00771847466740372">
            <text:p>0.77%</text:p>
          </table:table-cell>
          <table:table-cell table:formula="of:=([.G88]+[.H88]+[.I88])/3" office:value-type="percentage" office:value="0.00274272252033762">
            <text:p>0.27%</text:p>
          </table:table-cell>
          <table:table-cell table:number-columns-repeated="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5114557167">
            <text:p>5114557167</text:p>
          </table:table-cell>
          <table:table-cell/>
          <table:table-cell office:value-type="float" office:value="5138214688">
            <text:p>5138214688</text:p>
          </table:table-cell>
          <table:table-cell office:value-type="float" office:value="5093306000">
            <text:p>5093306000</text:p>
          </table:table-cell>
          <table:table-cell table:formula="of:=[.B89]-[.D89]" office:value-type="float" office:value="-23657521">
            <text:p>-23657521</text:p>
          </table:table-cell>
          <table:table-cell table:formula="of:=([.B89]/[.D89])-1" office:value-type="percentage" office:value="-0.00460422976393937">
            <text:p>-0.46%</text:p>
          </table:table-cell>
          <table:table-cell table:formula="of:=[.B89]/[.E89]-1" office:value-type="percentage" office:value="0.00417237193288611">
            <text:p>0.42%</text:p>
          </table:table-cell>
          <table:table-cell table:formula="of:=[.D89]/[.E89]-1" office:value-type="percentage" office:value="0.00881719810276471">
            <text:p>0.88%</text:p>
          </table:table-cell>
          <table:table-cell table:formula="of:=([.G89]+[.H89]+[.I89])/3" office:value-type="percentage" office:value="0.00279511342390382">
            <text:p>0.28%</text:p>
          </table:table-cell>
          <table:table-cell table:number-columns-repeated="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5201440110">
            <text:p>5201440110</text:p>
          </table:table-cell>
          <table:table-cell/>
          <table:table-cell office:value-type="float" office:value="5230000000">
            <text:p>5230000000</text:p>
          </table:table-cell>
          <table:table-cell office:value-type="float" office:value="5180540000">
            <text:p>5180540000</text:p>
          </table:table-cell>
          <table:table-cell table:formula="of:=[.B90]-[.D90]" office:value-type="float" office:value="-28559890">
            <text:p>-28559890</text:p>
          </table:table-cell>
          <table:table-cell table:formula="of:=([.B90]/[.D90])-1" office:value-type="percentage" office:value="-0.0054607820267687">
            <text:p>-0.55%</text:p>
          </table:table-cell>
          <table:table-cell table:formula="of:=[.B90]/[.E90]-1" office:value-type="percentage" office:value="0.00403434970099648">
            <text:p>0.40%</text:p>
          </table:table-cell>
          <table:table-cell table:formula="of:=[.D90]/[.E90]-1" office:value-type="percentage" office:value="0.00954726727329591">
            <text:p>0.95%</text:p>
          </table:table-cell>
          <table:table-cell table:formula="of:=([.G90]+[.H90]+[.I90])/3" office:value-type="percentage" office:value="0.0027069449825079">
            <text:p>0.27%</text:p>
          </table:table-cell>
          <table:table-cell table:number-columns-repeated="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5288955934">
            <text:p>5288955934</text:p>
          </table:table-cell>
          <table:table-cell/>
          <table:table-cell office:value-type="float" office:value="5320816667">
            <text:p>5320816667</text:p>
          </table:table-cell>
          <table:table-cell office:value-type="float" office:value="5269029000">
            <text:p>5269029000</text:p>
          </table:table-cell>
          <table:table-cell table:formula="of:=[.B91]-[.D91]" office:value-type="float" office:value="-31860733">
            <text:p>-31860733</text:p>
          </table:table-cell>
          <table:table-cell table:formula="of:=([.B91]/[.D91])-1" office:value-type="percentage" office:value="-0.00598794038471617">
            <text:p>-0.60%</text:p>
          </table:table-cell>
          <table:table-cell table:formula="of:=[.B91]/[.E91]-1" office:value-type="percentage" office:value="0.00378189871416534">
            <text:p>0.38%</text:p>
          </table:table-cell>
          <table:table-cell table:formula="of:=[.D91]/[.E91]-1" office:value-type="percentage" office:value="0.00982869272497844">
            <text:p>0.98%</text:p>
          </table:table-cell>
          <table:table-cell table:formula="of:=([.G91]+[.H91]+[.I91])/3" office:value-type="percentage" office:value="0.0025408836848092">
            <text:p>0.25%</text:p>
          </table:table-cell>
          <table:table-cell table:number-columns-repeated="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5371585922">
            <text:p>5371585922</text:p>
          </table:table-cell>
          <table:table-cell/>
          <table:table-cell office:value-type="float" office:value="5408908724">
            <text:p>5408908724</text:p>
          </table:table-cell>
          <table:table-cell office:value-type="float" office:value="5351922000">
            <text:p>5351922000</text:p>
          </table:table-cell>
          <table:table-cell table:formula="of:=[.B92]-[.D92]" office:value-type="float" office:value="-37322802">
            <text:p>-37322802</text:p>
          </table:table-cell>
          <table:table-cell table:formula="of:=([.B92]/[.D92])-1" office:value-type="percentage" office:value="-0.00690024622423269">
            <text:p>-0.69%</text:p>
          </table:table-cell>
          <table:table-cell table:formula="of:=[.B92]/[.E92]-1" office:value-type="percentage" office:value="0.00367417948168902">
            <text:p>0.37%</text:p>
          </table:table-cell>
          <table:table-cell table:formula="of:=[.D92]/[.E92]-1" office:value-type="percentage" office:value="0.0106478988296168">
            <text:p>1.06%</text:p>
          </table:table-cell>
          <table:table-cell table:formula="of:=([.G92]+[.H92]+[.I92])/3" office:value-type="percentage" office:value="0.00247394402902438">
            <text:p>0.25%</text:p>
          </table:table-cell>
          <table:table-cell table:number-columns-repeated="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5456136278">
            <text:p>5456136278</text:p>
          </table:table-cell>
          <table:table-cell/>
          <table:table-cell office:value-type="float" office:value="5494899570">
            <text:p>5494899570</text:p>
          </table:table-cell>
          <table:table-cell office:value-type="float" office:value="5435722000">
            <text:p>5435722000</text:p>
          </table:table-cell>
          <table:table-cell table:formula="of:=[.B93]-[.D93]" office:value-type="float" office:value="-38763292">
            <text:p>-38763292</text:p>
          </table:table-cell>
          <table:table-cell table:formula="of:=([.B93]/[.D93])-1" office:value-type="percentage" office:value="-0.00705441318921141">
            <text:p>-0.71%</text:p>
          </table:table-cell>
          <table:table-cell table:formula="of:=[.B93]/[.E93]-1" office:value-type="percentage" office:value="0.00375557800785242">
            <text:p>0.38%</text:p>
          </table:table-cell>
          <table:table-cell table:formula="of:=[.D93]/[.E93]-1" office:value-type="percentage" office:value="0.0108867911199284">
            <text:p>1.09%</text:p>
          </table:table-cell>
          <table:table-cell table:formula="of:=([.G93]+[.H93]+[.I93])/3" office:value-type="percentage" office:value="0.00252931864618981">
            <text:p>0.25%</text:p>
          </table:table-cell>
          <table:table-cell table:number-columns-repeated="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5538268316">
            <text:p>5538268316</text:p>
          </table:table-cell>
          <table:table-cell/>
          <table:table-cell office:value-type="float" office:value="5578865109">
            <text:p>5578865109</text:p>
          </table:table-cell>
          <table:table-cell office:value-type="float" office:value="5518127000">
            <text:p>5518127000</text:p>
          </table:table-cell>
          <table:table-cell table:formula="of:=[.B94]-[.D94]" office:value-type="float" office:value="-40596793">
            <text:p>-40596793</text:p>
          </table:table-cell>
          <table:table-cell table:formula="of:=([.B94]/[.D94])-1" office:value-type="percentage" office:value="-0.00727689094588579">
            <text:p>-0.73%</text:p>
          </table:table-cell>
          <table:table-cell table:formula="of:=[.B94]/[.E94]-1" office:value-type="percentage" office:value="0.00365002762712785">
            <text:p>0.37%</text:p>
          </table:table-cell>
          <table:table-cell table:formula="of:=[.D94]/[.E94]-1" office:value-type="percentage" office:value="0.0110070154238928">
            <text:p>1.10%</text:p>
          </table:table-cell>
          <table:table-cell table:formula="of:=([.G94]+[.H94]+[.I94])/3" office:value-type="percentage" office:value="0.00246005070171162">
            <text:p>0.25%</text:p>
          </table:table-cell>
          <table:table-cell table:number-columns-repeated="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5618682132">
            <text:p>5618682132</text:p>
          </table:table-cell>
          <table:table-cell/>
          <table:table-cell office:value-type="float" office:value="5661086346">
            <text:p>5661086346</text:p>
          </table:table-cell>
          <table:table-cell office:value-type="float" office:value="5599396000">
            <text:p>5599396000</text:p>
          </table:table-cell>
          <table:table-cell table:formula="of:=[.B95]-[.D95]" office:value-type="float" office:value="-42404214">
            <text:p>-42404214</text:p>
          </table:table-cell>
          <table:table-cell table:formula="of:=([.B95]/[.D95])-1" office:value-type="percentage" office:value="-0.0074904729248586">
            <text:p>-0.75%</text:p>
          </table:table-cell>
          <table:table-cell table:formula="of:=[.B95]/[.E95]-1" office:value-type="percentage" office:value="0.0034443236377637">
            <text:p>0.34%</text:p>
          </table:table-cell>
          <table:table-cell table:formula="of:=[.D95]/[.E95]-1" office:value-type="percentage" office:value="0.0110173215111058">
            <text:p>1.10%</text:p>
          </table:table-cell>
          <table:table-cell table:formula="of:=([.G95]+[.H95]+[.I95])/3" office:value-type="percentage" office:value="0.0023237240746703">
            <text:p>0.23%</text:p>
          </table:table-cell>
          <table:table-cell table:number-columns-repeated="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699202985">
            <text:p>5699202985</text:p>
          </table:table-cell>
          <table:table-cell table:style-name="ce2" office:value-type="float" office:value="5760000000">
            <text:p>5760000000</text:p>
          </table:table-cell>
          <table:table-cell office:value-type="float" office:value="5741822412">
            <text:p>5741822412</text:p>
          </table:table-cell>
          <table:table-cell office:value-type="float" office:value="5681575000">
            <text:p>5681575000</text:p>
          </table:table-cell>
          <table:table-cell table:formula="of:=[.B96]-[.D96]" office:value-type="float" office:value="-42619427">
            <text:p>-42619427</text:p>
          </table:table-cell>
          <table:table-cell table:formula="of:=([.B96]/[.D96])-1" office:value-type="percentage" office:value="-0.00742263064613913">
            <text:p>-0.74%</text:p>
          </table:table-cell>
          <table:table-cell table:formula="of:=[.B96]/[.E96]-1" office:value-type="percentage" office:value="0.00310265815376898">
            <text:p>0.31%</text:p>
          </table:table-cell>
          <table:table-cell table:formula="of:=[.D96]/[.E96]-1" office:value-type="percentage" office:value="0.0106039983631299">
            <text:p>1.06%</text:p>
          </table:table-cell>
          <table:table-cell table:formula="of:=([.G96]+[.H96]+[.I96])/3" office:value-type="percentage" office:value="0.00209467529025324">
            <text:p>0.21%</text:p>
          </table:table-cell>
          <table:table-cell table:number-columns-repeated="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5779440593">
            <text:p>5779440593</text:p>
          </table:table-cell>
          <table:table-cell/>
          <table:table-cell office:value-type="float" office:value="5821016750">
            <text:p>5821016750</text:p>
          </table:table-cell>
          <table:table-cell office:value-type="float" office:value="5762212000">
            <text:p>5762212000</text:p>
          </table:table-cell>
          <table:table-cell table:formula="of:=[.B97]-[.D97]" office:value-type="float" office:value="-41576157">
            <text:p>-41576157</text:p>
          </table:table-cell>
          <table:table-cell table:formula="of:=([.B97]/[.D97])-1" office:value-type="percentage" office:value="-0.00714242181144731">
            <text:p>-0.71%</text:p>
          </table:table-cell>
          <table:table-cell table:formula="of:=[.B97]/[.E97]-1" office:value-type="percentage" office:value="0.00298992695860556">
            <text:p>0.30%</text:p>
          </table:table-cell>
          <table:table-cell table:formula="of:=[.D97]/[.E97]-1" office:value-type="percentage" office:value="0.0102052388908982">
            <text:p>1.02%</text:p>
          </table:table-cell>
          <table:table-cell table:formula="of:=([.G97]+[.H97]+[.I97])/3" office:value-type="percentage" office:value="0.00201758134601882">
            <text:p>0.20%</text:p>
          </table:table-cell>
          <table:table-cell table:number-columns-repeated="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5857972543">
            <text:p>5857972543</text:p>
          </table:table-cell>
          <table:table-cell table:style-name="ce2" office:value-type="float" office:value="5840000000">
            <text:p>5840000000</text:p>
          </table:table-cell>
          <table:table-cell office:value-type="float" office:value="5898688337">
            <text:p>5898688337</text:p>
          </table:table-cell>
          <table:table-cell office:value-type="float" office:value="5842122000">
            <text:p>5842122000</text:p>
          </table:table-cell>
          <table:table-cell table:formula="of:=[.B98]-[.D98]" office:value-type="float" office:value="-40715794">
            <text:p>-40715794</text:p>
          </table:table-cell>
          <table:table-cell table:formula="of:=([.B98]/[.D98])-1" office:value-type="percentage" office:value="-0.0069025165721347">
            <text:p>-0.69%</text:p>
          </table:table-cell>
          <table:table-cell table:formula="of:=[.B98]/[.E98]-1" office:value-type="percentage" office:value="0.00271314823620594">
            <text:p>0.27%</text:p>
          </table:table-cell>
          <table:table-cell table:formula="of:=[.D98]/[.E98]-1" office:value-type="percentage" office:value="0.00968249841410374">
            <text:p>0.97%</text:p>
          </table:table-cell>
          <table:table-cell table:formula="of:=([.G98]+[.H98]+[.I98])/3" office:value-type="percentage" office:value="0.00183104335939166">
            <text:p>0.18%</text:p>
          </table:table-cell>
          <table:table-cell>
            <draw:frame table:end-cell-address="Blad1.W140" table:end-x="0.4169in" table:end-y="0.0764in" draw:z-index="1" draw:style-name="gr1" draw:text-style-name="P1" svg:width="10.7268in" svg:height="7.3764in" svg:x="0.3583in" svg:y="0.1677in">
              <draw:object draw:notify-on-update-of-ranges="Blad1.A50:Blad1.A50 Blad1.A51:Blad1.A116 Blad1.J50:Blad1.J50 Blad1.J51:Blad1.J1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5935213248">
            <text:p>5935213248</text:p>
          </table:table-cell>
          <table:table-cell/>
          <table:table-cell office:value-type="float" office:value="5975303657">
            <text:p>5975303657</text:p>
          </table:table-cell>
          <table:table-cell office:value-type="float" office:value="5921366000">
            <text:p>5921366000</text:p>
          </table:table-cell>
          <table:table-cell table:formula="of:=[.B99]-[.D99]" office:value-type="float" office:value="-40090409">
            <text:p>-40090409</text:p>
          </table:table-cell>
          <table:table-cell table:formula="of:=([.B99]/[.D99])-1" office:value-type="percentage" office:value="-0.00670935090521041">
            <text:p>-0.67%</text:p>
          </table:table-cell>
          <table:table-cell table:formula="of:=[.B99]/[.E99]-1" office:value-type="percentage" office:value="0.00233852256388145">
            <text:p>0.23%</text:p>
          </table:table-cell>
          <table:table-cell table:formula="of:=[.D99]/[.E99]-1" office:value-type="percentage" office:value="0.00910898887182454">
            <text:p>0.91%</text:p>
          </table:table-cell>
          <table:table-cell table:formula="of:=([.G99]+[.H99]+[.I99])/3" office:value-type="percentage" office:value="0.00157938684349853">
            <text:p>0.16%</text:p>
          </table:table-cell>
          <table:table-cell table:number-columns-repeated="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6012074922">
            <text:p>6012074922</text:p>
          </table:table-cell>
          <table:table-cell/>
          <table:table-cell office:value-type="float" office:value="6051478010">
            <text:p>6051478010</text:p>
          </table:table-cell>
          <table:table-cell office:value-type="float" office:value="5999622000">
            <text:p>5999622000</text:p>
          </table:table-cell>
          <table:table-cell table:formula="of:=[.B100]-[.D100]" office:value-type="float" office:value="-39403088">
            <text:p>-39403088</text:p>
          </table:table-cell>
          <table:table-cell table:formula="of:=([.B100]/[.D100])-1" office:value-type="percentage" office:value="-0.00651131639822322">
            <text:p>-0.65%</text:p>
          </table:table-cell>
          <table:table-cell table:formula="of:=[.B100]/[.E100]-1" office:value-type="percentage" office:value="0.00207561776391918">
            <text:p>0.21%</text:p>
          </table:table-cell>
          <table:table-cell table:formula="of:=[.D100]/[.E100]-1" office:value-type="percentage" office:value="0.00864321285574321">
            <text:p>0.86%</text:p>
          </table:table-cell>
          <table:table-cell table:formula="of:=([.G100]+[.H100]+[.I100])/3" office:value-type="percentage" office:value="0.00140250474047972">
            <text:p>0.14%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088571383">
            <text:p>6088571383</text:p>
          </table:table-cell>
          <table:table-cell table:style-name="ce2" office:value-type="float" office:value="6067000000">
            <text:p>6067000000</text:p>
          </table:table-cell>
          <table:table-cell office:value-type="float" office:value="6127700428">
            <text:p>6127700428</text:p>
          </table:table-cell>
          <table:table-cell office:value-type="float" office:value="6076558000">
            <text:p>6076558000</text:p>
          </table:table-cell>
          <table:table-cell table:formula="of:=[.B101]-[.D101]" office:value-type="float" office:value="-39129045">
            <text:p>-39129045</text:p>
          </table:table-cell>
          <table:table-cell table:formula="of:=([.B101]/[.D101])-1" office:value-type="percentage" office:value="-0.00638560018717682">
            <text:p>-0.64%</text:p>
          </table:table-cell>
          <table:table-cell table:formula="of:=[.B101]/[.E101]-1" office:value-type="percentage" office:value="0.00197700458055361">
            <text:p>0.20%</text:p>
          </table:table-cell>
          <table:table-cell table:formula="of:=[.D101]/[.E101]-1" office:value-type="percentage" office:value="0.0084163482023869">
            <text:p>0.84%</text:p>
          </table:table-cell>
          <table:table-cell table:formula="of:=([.G101]+[.H101]+[.I101])/3" office:value-type="percentage" office:value="0.00133591753192123">
            <text:p>0.13%</text:p>
          </table:table-cell>
          <table:table-cell table:number-columns-repeated="2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6165219247">
            <text:p>6165219247</text:p>
          </table:table-cell>
          <table:table-cell table:style-name="ce2" office:value-type="float" office:value="6137000000">
            <text:p>6137000000</text:p>
          </table:table-cell>
          <table:table-cell office:value-type="float" office:value="6204147026">
            <text:p>6204147026</text:p>
          </table:table-cell>
          <table:table-cell office:value-type="float" office:value="6154791000">
            <text:p>6154791000</text:p>
          </table:table-cell>
          <table:table-cell table:formula="of:=[.B102]-[.D102]" office:value-type="float" office:value="-38927779">
            <text:p>-38927779</text:p>
          </table:table-cell>
          <table:table-cell table:formula="of:=([.B102]/[.D102])-1" office:value-type="percentage" office:value="-0.00627447719031538">
            <text:p>-0.63%</text:p>
          </table:table-cell>
          <table:table-cell table:formula="of:=[.B102]/[.E102]-1" office:value-type="percentage" office:value="0.00169432999430841">
            <text:p>0.17%</text:p>
          </table:table-cell>
          <table:table-cell table:formula="of:=[.D102]/[.E102]-1" office:value-type="percentage" office:value="0.00801912298890417">
            <text:p>0.80%</text:p>
          </table:table-cell>
          <table:table-cell table:formula="of:=([.G102]+[.H102]+[.I102])/3" office:value-type="percentage" office:value="0.00114632526429907">
            <text:p>0.11%</text:p>
          </table:table-cell>
          <table:table-cell table:number-columns-repeated="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6242016348">
            <text:p>6242016348</text:p>
          </table:table-cell>
          <table:table-cell table:style-name="ce2" office:value-type="float" office:value="6215000000">
            <text:p>6215000000</text:p>
          </table:table-cell>
          <table:table-cell office:value-type="float" office:value="6280853817">
            <text:p>6280853817</text:p>
          </table:table-cell>
          <table:table-cell office:value-type="float" office:value="6231704000">
            <text:p>6231704000</text:p>
          </table:table-cell>
          <table:table-cell table:formula="of:=[.B103]-[.D103]" office:value-type="float" office:value="-38837469">
            <text:p>-38837469</text:p>
          </table:table-cell>
          <table:table-cell table:formula="of:=([.B103]/[.D103])-1" office:value-type="percentage" office:value="-0.00618346965740246">
            <text:p>-0.62%</text:p>
          </table:table-cell>
          <table:table-cell table:formula="of:=[.B103]/[.E103]-1" office:value-type="percentage" office:value="0.001654819933681">
            <text:p>0.17%</text:p>
          </table:table-cell>
          <table:table-cell table:formula="of:=[.D103]/[.E103]-1" office:value-type="percentage" office:value="0.00788705898097852">
            <text:p>0.79%</text:p>
          </table:table-cell>
          <table:table-cell table:formula="of:=([.G103]+[.H103]+[.I103])/3" office:value-type="percentage" office:value="0.00111946975241902">
            <text:p>0.11%</text:p>
          </table:table-cell>
          <table:table-cell table:number-columns-repeated="2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6318590956">
            <text:p>6318590956</text:p>
          </table:table-cell>
          <table:table-cell table:style-name="ce2" office:value-type="float" office:value="6314000000">
            <text:p>6314000000</text:p>
          </table:table-cell>
          <table:table-cell office:value-type="float" office:value="6357991749">
            <text:p>6357991749</text:p>
          </table:table-cell>
          <table:table-cell office:value-type="float" office:value="6308364000">
            <text:p>6308364000</text:p>
          </table:table-cell>
          <table:table-cell table:formula="of:=[.B104]-[.D104]" office:value-type="float" office:value="-39400793">
            <text:p>-39400793</text:p>
          </table:table-cell>
          <table:table-cell table:formula="of:=([.B104]/[.D104])-1" office:value-type="percentage" office:value="-0.00619705003646742">
            <text:p>-0.62%</text:p>
          </table:table-cell>
          <table:table-cell table:formula="of:=[.B104]/[.E104]-1" office:value-type="percentage" office:value="0.00162117404766127">
            <text:p>0.16%</text:p>
          </table:table-cell>
          <table:table-cell table:formula="of:=[.D104]/[.E104]-1" office:value-type="percentage" office:value="0.00786697612883458">
            <text:p>0.79%</text:p>
          </table:table-cell>
          <table:table-cell table:formula="of:=([.G104]+[.H104]+[.I104])/3" office:value-type="percentage" office:value="0.00109703338000948">
            <text:p>0.11%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6395699509">
            <text:p>6395699509</text:p>
          </table:table-cell>
          <table:table-cell table:style-name="ce2" office:value-type="float" office:value="6396000000">
            <text:p>6396000000</text:p>
          </table:table-cell>
          <table:table-cell office:value-type="float" office:value="6435705595">
            <text:p>6435705595</text:p>
          </table:table-cell>
          <table:table-cell office:value-type="float" office:value="6374056000">
            <text:p>6374056000</text:p>
          </table:table-cell>
          <table:table-cell table:formula="of:=[.B105]-[.D105]" office:value-type="float" office:value="-40006086">
            <text:p>-40006086</text:p>
          </table:table-cell>
          <table:table-cell table:formula="of:=([.B105]/[.D105])-1" office:value-type="percentage" office:value="-0.00621627036996242">
            <text:p>-0.62%</text:p>
          </table:table-cell>
          <table:table-cell table:formula="of:=[.B105]/[.E105]-1" office:value-type="percentage" office:value="0.00339556304494337">
            <text:p>0.34%</text:p>
          </table:table-cell>
          <table:table-cell table:formula="of:=[.D105]/[.E105]-1" office:value-type="percentage" office:value="0.0096719569140904">
            <text:p>0.97%</text:p>
          </table:table-cell>
          <table:table-cell table:formula="of:=([.G105]+[.H105]+[.I105])/3" office:value-type="percentage" office:value="0.00228374986302378">
            <text:p>0.23%</text:p>
          </table:table-cell>
          <table:table-cell table:number-columns-repeated="2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6473044732">
            <text:p>6473044732</text:p>
          </table:table-cell>
          <table:table-cell table:style-name="ce2" office:value-type="float" office:value="6477000000">
            <text:p>6477000000</text:p>
          </table:table-cell>
          <table:table-cell office:value-type="float" office:value="6514094605">
            <text:p>6514094605</text:p>
          </table:table-cell>
          <table:table-cell office:value-type="float" office:value="6462987000">
            <text:p>6462987000</text:p>
          </table:table-cell>
          <table:table-cell table:formula="of:=[.B106]-[.D106]" office:value-type="float" office:value="-41049873">
            <text:p>-41049873</text:p>
          </table:table-cell>
          <table:table-cell table:formula="of:=([.B106]/[.D106])-1" office:value-type="percentage" office:value="-0.00630170046478773">
            <text:p>-0.63%</text:p>
          </table:table-cell>
          <table:table-cell table:formula="of:=[.B106]/[.E106]-1" office:value-type="percentage" office:value="0.00155620489411468">
            <text:p>0.16%</text:p>
          </table:table-cell>
          <table:table-cell table:formula="of:=[.D106]/[.E106]-1" office:value-type="percentage" office:value="0.00790773755231133">
            <text:p>0.79%</text:p>
          </table:table-cell>
          <table:table-cell table:formula="of:=([.G106]+[.H106]+[.I106])/3" office:value-type="percentage" office:value="0.00105408066054609">
            <text:p>0.11%</text:p>
          </table:table-cell>
          <table:table-cell table:number-columns-repeated="2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6551263534">
            <text:p>6551263534</text:p>
          </table:table-cell>
          <table:table-cell table:style-name="ce2" office:value-type="float" office:value="6555000000">
            <text:p>6555000000</text:p>
          </table:table-cell>
          <table:table-cell office:value-type="float" office:value="6593227977">
            <text:p>6593227977</text:p>
          </table:table-cell>
          <table:table-cell office:value-type="float" office:value="6540214000">
            <text:p>6540214000</text:p>
          </table:table-cell>
          <table:table-cell table:formula="of:=[.B107]-[.D107]" office:value-type="float" office:value="-41964443">
            <text:p>-41964443</text:p>
          </table:table-cell>
          <table:table-cell table:formula="of:=([.B107]/[.D107])-1" office:value-type="percentage" office:value="-0.00636477961119952">
            <text:p>-0.64%</text:p>
          </table:table-cell>
          <table:table-cell table:formula="of:=[.B107]/[.E107]-1" office:value-type="percentage" office:value="0.00168947591011559">
            <text:p>0.17%</text:p>
          </table:table-cell>
          <table:table-cell table:formula="of:=[.D107]/[.E107]-1" office:value-type="percentage" office:value="0.00810584745392129">
            <text:p>0.81%</text:p>
          </table:table-cell>
          <table:table-cell table:formula="of:=([.G107]+[.H107]+[.I107])/3" office:value-type="percentage" office:value="0.00114351458427912">
            <text:p>0.11%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629913759">
            <text:p>6629913759</text:p>
          </table:table-cell>
          <table:table-cell table:style-name="ce2" office:value-type="float" office:value="6625000000">
            <text:p>6625000000</text:p>
          </table:table-cell>
          <table:table-cell office:value-type="float" office:value="6673105937">
            <text:p>6673105937</text:p>
          </table:table-cell>
          <table:table-cell office:value-type="float" office:value="6616689000">
            <text:p>6616689000</text:p>
          </table:table-cell>
          <table:table-cell table:formula="of:=[.B108]-[.D108]" office:value-type="float" office:value="-43192178">
            <text:p>-43192178</text:p>
          </table:table-cell>
          <table:table-cell table:formula="of:=([.B108]/[.D108])-1" office:value-type="percentage" office:value="-0.0064725749010689">
            <text:p>-0.65%</text:p>
          </table:table-cell>
          <table:table-cell table:formula="of:=[.B108]/[.E108]-1" office:value-type="percentage" office:value="0.00199869738474945">
            <text:p>0.20%</text:p>
          </table:table-cell>
          <table:table-cell table:formula="of:=[.D108]/[.E108]-1" office:value-type="percentage" office:value="0.00852646043965488">
            <text:p>0.85%</text:p>
          </table:table-cell>
          <table:table-cell table:formula="of:=([.G108]+[.H108]+[.I108])/3" office:value-type="percentage" office:value="0.00135086097444515">
            <text:p>0.14%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6709049780">
            <text:p>6709049780</text:p>
          </table:table-cell>
          <table:table-cell table:style-name="ce2" office:value-type="float" office:value="6705000000">
            <text:p>6705000000</text:p>
          </table:table-cell>
          <table:table-cell office:value-type="float" office:value="6753649228">
            <text:p>6753649228</text:p>
          </table:table-cell>
          <table:table-cell office:value-type="float" office:value="6694832000">
            <text:p>6694832000</text:p>
          </table:table-cell>
          <table:table-cell table:formula="of:=[.B109]-[.D109]" office:value-type="float" office:value="-44599448">
            <text:p>-44599448</text:p>
          </table:table-cell>
          <table:table-cell table:formula="of:=([.B109]/[.D109])-1" office:value-type="percentage" office:value="-0.00660375546528158">
            <text:p>-0.66%</text:p>
          </table:table-cell>
          <table:table-cell table:formula="of:=[.B109]/[.E109]-1" office:value-type="percentage" office:value="0.0021236948141492">
            <text:p>0.21%</text:p>
          </table:table-cell>
          <table:table-cell table:formula="of:=[.D109]/[.E109]-1" office:value-type="percentage" office:value="0.00878546735750807">
            <text:p>0.88%</text:p>
          </table:table-cell>
          <table:table-cell table:formula="of:=([.G109]+[.H109]+[.I109])/3" office:value-type="percentage" office:value="0.0014351355687919">
            <text:p>0.14%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788214394">
            <text:p>6788214394</text:p>
          </table:table-cell>
          <table:table-cell table:style-name="ce2" office:value-type="float" office:value="6809972000">
            <text:p>6809972000</text:p>
          </table:table-cell>
          <table:table-cell office:value-type="float" office:value="6834721933">
            <text:p>6834721933</text:p>
          </table:table-cell>
          <table:table-cell office:value-type="float" office:value="6764086000">
            <text:p>6764086000</text:p>
          </table:table-cell>
          <table:table-cell table:formula="of:=[.B110]-[.D110]" office:value-type="float" office:value="-46507539">
            <text:p>-46507539</text:p>
          </table:table-cell>
          <table:table-cell table:formula="of:=([.B110]/[.D110])-1" office:value-type="percentage" office:value="-0.0068045985565921">
            <text:p>-0.68%</text:p>
          </table:table-cell>
          <table:table-cell table:formula="of:=[.B110]/[.E110]-1" office:value-type="percentage" office:value="0.00356713294301692">
            <text:p>0.36%</text:p>
          </table:table-cell>
          <table:table-cell table:formula="of:=[.D110]/[.E110]-1" office:value-type="percentage" office:value="0.0104427904967501">
            <text:p>1.04%</text:p>
          </table:table-cell>
          <table:table-cell table:formula="of:=([.G110]+[.H110]+[.I110])/3" office:value-type="percentage" office:value="0.00240177496105831">
            <text:p>0.24%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866332358">
            <text:p>6866332358</text:p>
          </table:table-cell>
          <table:table-cell table:style-name="ce2" office:value-type="float" office:value="6892319000">
            <text:p>6892319000</text:p>
          </table:table-cell>
          <table:table-cell office:value-type="float" office:value="6916183482">
            <text:p>6916183482</text:p>
          </table:table-cell>
          <table:table-cell table:style-name="ce3"/>
          <table:table-cell table:formula="of:=[.B111]-[.D111]" office:value-type="float" office:value="-49851124">
            <text:p>-49851124</text:p>
          </table:table-cell>
          <table:table-cell table:formula="of:=([.B111]/[.D111])-1" office:value-type="percentage" office:value="-0.00720789495098595">
            <text:p>-0.72%</text:p>
          </table:table-cell>
          <table:table-cell/>
          <table:table-cell table:style-name="ce3"/>
          <table:table-cell table:formula="of:=([.G111]+[.H111]+[.I111])/3" office:value-type="percentage" office:value="-0.00240263165032865">
            <text:p>-0.24%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944055583">
            <text:p>6944055583</text:p>
          </table:table-cell>
          <table:table-cell table:style-name="ce2" office:value-type="float" office:value="6986951000">
            <text:p>6986951000</text:p>
          </table:table-cell>
          <table:table-cell office:value-type="float" office:value="6997998760">
            <text:p>6997998760</text:p>
          </table:table-cell>
          <table:table-cell table:style-name="ce3"/>
          <table:table-cell table:formula="of:=[.B112]-[.D112]" office:value-type="float" office:value="-53943177">
            <text:p>-53943177</text:p>
          </table:table-cell>
          <table:table-cell table:formula="of:=([.B112]/[.D112])-1" office:value-type="percentage" office:value="-0.00770837190031171">
            <text:p>-0.77%</text:p>
          </table:table-cell>
          <table:table-cell/>
          <table:table-cell table:style-name="ce3"/>
          <table:table-cell table:formula="of:=([.G112]+[.H112]+[.I112])/3" office:value-type="percentage" office:value="-0.0025694573001039">
            <text:p>-0.26%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022349283">
            <text:p>7022349283</text:p>
          </table:table-cell>
          <table:table-cell table:style-name="ce2" office:value-type="float" office:value="7057075000">
            <text:p>7057075000</text:p>
          </table:table-cell>
          <table:table-cell office:value-type="float" office:value="7080072417">
            <text:p>7080072417</text:p>
          </table:table-cell>
          <table:table-cell table:style-name="ce3"/>
          <table:table-cell table:formula="of:=[.B113]-[.D113]" office:value-type="float" office:value="-57723134">
            <text:p>-57723134</text:p>
          </table:table-cell>
          <table:table-cell table:formula="of:=([.B113]/[.D113])-1" office:value-type="percentage" office:value="-0.0081529016371924">
            <text:p>-0.82%</text:p>
          </table:table-cell>
          <table:table-cell/>
          <table:table-cell table:style-name="ce3"/>
          <table:table-cell table:formula="of:=([.G113]+[.H113]+[.I113])/3" office:value-type="percentage" office:value="-0.00271763387906413">
            <text:p>-0.27%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101027895">
            <text:p>7101027895</text:p>
          </table:table-cell>
          <table:table-cell table:style-name="ce2" office:value-type="float" office:value="7136796000">
            <text:p>7136796000</text:p>
          </table:table-cell>
          <table:table-cell office:value-type="float" office:value="7162119434">
            <text:p>7162119434</text:p>
          </table:table-cell>
          <table:table-cell table:style-name="ce3"/>
          <table:table-cell table:formula="of:=[.B114]-[.D114]" office:value-type="float" office:value="-61091539">
            <text:p>-61091539</text:p>
          </table:table-cell>
          <table:table-cell table:formula="of:=([.B114]/[.D114])-1" office:value-type="percentage" office:value="-0.00852981293637556">
            <text:p>-0.85%</text:p>
          </table:table-cell>
          <table:table-cell/>
          <table:table-cell table:style-name="ce3"/>
          <table:table-cell table:formula="of:=([.G114]+[.H114]+[.I114])/3" office:value-type="percentage" office:value="-0.00284327097879185">
            <text:p>-0.28%</text:p>
          </table:table-cell>
          <table:table-cell table:number-columns-repeated="2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7178722893">
            <text:p>7178722893</text:p>
          </table:table-cell>
          <table:table-cell table:style-name="ce2" office:value-type="float" office:value="7238184000">
            <text:p>7238184000</text:p>
          </table:table-cell>
          <table:table-cell office:value-type="float" office:value="7243784000">
            <text:p>7243784000</text:p>
          </table:table-cell>
          <table:table-cell table:style-name="ce3"/>
          <table:table-cell table:formula="of:=[.B115]-[.D115]" office:value-type="float" office:value="-65061107">
            <text:p>-65061107</text:p>
          </table:table-cell>
          <table:table-cell table:formula="of:=([.B115]/[.D115])-1" office:value-type="percentage" office:value="-0.00898164647096045">
            <text:p>-0.90%</text:p>
          </table:table-cell>
          <table:table-cell/>
          <table:table-cell table:style-name="ce3"/>
          <table:table-cell table:formula="of:=([.G115]+[.H115]+[.I115])/3" office:value-type="percentage" office:value="-0.00299388215698682">
            <text:p>-0.30%</text:p>
          </table:table-cell>
          <table:table-cell table:number-columns-repeated="2"/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7256490011">
            <text:p>7256490011</text:p>
          </table:table-cell>
          <table:table-cell table:style-name="ce2" office:value-type="float" office:value="7336435000">
            <text:p>7336435000</text:p>
          </table:table-cell>
          <table:table-cell office:value-type="float" office:value="7349472000">
            <text:p>7349472000</text:p>
          </table:table-cell>
          <table:table-cell table:style-name="ce3"/>
          <table:table-cell table:formula="of:=[.B116]-[.D116]" office:value-type="float" office:value="-92981989">
            <text:p>-92981989</text:p>
          </table:table-cell>
          <table:table-cell table:formula="of:=([.B116]/[.D116])-1" office:value-type="percentage" office:value="-0.0126515195921557">
            <text:p>-1.27%</text:p>
          </table:table-cell>
          <table:table-cell/>
          <table:table-cell table:style-name="ce3"/>
          <table:table-cell table:formula="of:=([.G116]+[.H116]+[.I116])/3" office:value-type="percentage" office:value="-0.00421717319738524">
            <text:p>-0.42%</text:p>
          </table:table-cell>
          <table:table-cell/>
          <table:table-cell table:style-name="Default"/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11/02/2016</text:date>, <text:time>20:56:2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9:12:52.16</meta:creation-date>
    <dc:date>2016-11-02T20:56:22.14</dc:date>
    <meta:editing-duration>PT1H28M18S</meta:editing-duration>
    <meta:editing-cycles>3</meta:editing-cycles>
    <meta:generator>OpenOffice/4.1.2$Win32 OpenOffice.org_project/412m3$Build-9782</meta:generator>
    <meta:document-statistic meta:table-count="3" meta:cell-count="8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314004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33cm" svg:height="21.333cm" xlink:href=".." xlink:type="simple" chart:class="chart:bar" chart:style-name="ch1">
        <chart:legend chart:legend-position="end" svg:x="24.508cm" svg:y="9.83cm" style:legend-expansion="high" chart:style-name="ch2"/>
        <chart:plot-area chart:style-name="ch3" table:cell-range-address="Blad1.A50:Blad1.A116 Blad1.G50:Blad1.I116" chart:data-source-has-labels="both" svg:x="0.998cm" svg:y="1.839cm" svg:width="22.414cm" svg:height="18.648cm">
          <chartooo:coordinate-region svg:x="2.334cm" svg:y="2.051cm" svg:width="21.078cm" svg:height="18.224cm"/>
          <chart:axis chart:dimension="x" chart:name="primary-x" chart:style-name="ch4" chartooo:axis-type="auto">
            <chartooo:date-scale/>
            <chart:categories table:cell-range-address="Blad1.A51:Blad1.A1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1.G51:Blad1.G116" chart:label-cell-address="Blad1.G50:Blad1.G50" chart:class="chart:bar">
            <chart:data-point chart:repeated="66"/>
          </chart:series>
          <chart:series chart:style-name="ch8" chart:values-cell-range-address="Blad1.H51:Blad1.H116" chart:label-cell-address="Blad1.H50:Blad1.H50" chart:class="chart:bar">
            <chart:data-point chart:repeated="66"/>
          </chart:series>
          <chart:series chart:style-name="ch9" chart:values-cell-range-address="Blad1.I51:Blad1.I116" chart:label-cell-address="Blad1.I50:Blad1.I50" chart:class="chart:ba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– UN</text:p>
                <draw:g>
                  <svg:desc>Blad1.G50:Blad1.G50</svg:desc>
                </draw:g>
              </table:table-cell>
              <table:table-cell office:value-type="string">
                <text:p>US – Madison</text:p>
                <draw:g>
                  <svg:desc>Blad1.H50:Blad1.H50</svg:desc>
                </draw:g>
              </table:table-cell>
              <table:table-cell office:value-type="string">
                <text:p>UN – Madison</text:p>
                <draw:g>
                  <svg:desc>Blad1.I50:Blad1.I50</svg:desc>
                </draw:g>
              </table:table-cell>
            </table:table-row>
          </table:table-header-rows>
          <table:table-rows>
            <table:table-row>
              <table:table-cell office:value-type="float" office:value="1950">
                <text:p>1950</text:p>
                <draw:g>
                  <svg:desc>Blad1.A51:Blad1.A116</svg:desc>
                </draw:g>
              </table:table-cell>
              <table:table-cell office:value-type="float" office:value="0.0128624702938323">
                <text:p>0.0128624702938323</text:p>
                <draw:g>
                  <svg:desc>Blad1.G51:Blad1.G116</svg:desc>
                </draw:g>
              </table:table-cell>
              <table:table-cell office:value-type="float" office:value="0.00535717531446545">
                <text:p>0.00535717531446545</text:p>
                <draw:g>
                  <svg:desc>Blad1.H51:Blad1.H116</svg:desc>
                </draw:g>
              </table:table-cell>
              <table:table-cell office:value-type="float" office:value="-0.00740998427672956">
                <text:p>-0.00740998427672956</text:p>
                <draw:g>
                  <svg:desc>Blad1.I51:Blad1.I116</svg:desc>
                </draw:g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0.00858540222989523">
                <text:p>0.00858540222989523</text:p>
              </table:table-cell>
              <table:table-cell office:value-type="float" office:value="0.0090512936570617">
                <text:p>0.0090512936570617</text:p>
              </table:table-cell>
              <table:table-cell office:value-type="float" office:value="0.000461925610004021">
                <text:p>0.000461925610004021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0.0066736498054405">
                <text:p>0.0066736498054405</text:p>
              </table:table-cell>
              <table:table-cell office:value-type="float" office:value="0.00719009652212477">
                <text:p>0.00719009652212477</text:p>
              </table:table-cell>
              <table:table-cell office:value-type="float" office:value="0.000513022980967115">
                <text:p>0.000513022980967115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0.00607232347461295">
                <text:p>0.00607232347461295</text:p>
              </table:table-cell>
              <table:table-cell office:value-type="float" office:value="0.00603699794332924">
                <text:p>0.00603699794332924</text:p>
              </table:table-cell>
              <table:table-cell office:value-type="float" office:value="-0.0000351123179314072">
                <text:p>-0.0000351123179314072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0.00628639718759705">
                <text:p>0.00628639718759705</text:p>
              </table:table-cell>
              <table:table-cell office:value-type="float" office:value="0.00489564276110466">
                <text:p>0.00489564276110466</text:p>
              </table:table-cell>
              <table:table-cell office:value-type="float" office:value="-0.00138206620936077">
                <text:p>-0.00138206620936077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0.00740425279685253">
                <text:p>0.00740425279685253</text:p>
              </table:table-cell>
              <table:table-cell office:value-type="float" office:value="0.00470371792158675">
                <text:p>0.00470371792158675</text:p>
              </table:table-cell>
              <table:table-cell office:value-type="float" office:value="-0.00268068639552432">
                <text:p>-0.00268068639552432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0.00843927942744571">
                <text:p>0.00843927942744571</text:p>
              </table:table-cell>
              <table:table-cell office:value-type="float" office:value="0.00453415905462595">
                <text:p>0.00453415905462595</text:p>
              </table:table-cell>
              <table:table-cell office:value-type="float" office:value="-0.00387243977152185">
                <text:p>-0.00387243977152185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0.00988700624714212">
                <text:p>0.00988700624714212</text:p>
              </table:table-cell>
              <table:table-cell office:value-type="float" office:value="0.00396388146395021">
                <text:p>0.00396388146395021</text:p>
              </table:table-cell>
              <table:table-cell office:value-type="float" office:value="-0.00586513614548112">
                <text:p>-0.00586513614548112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0.0110105448713624">
                <text:p>0.0110105448713624</text:p>
              </table:table-cell>
              <table:table-cell office:value-type="float" office:value="0.00302227980297043">
                <text:p>0.00302227980297043</text:p>
              </table:table-cell>
              <table:table-cell office:value-type="float" office:value="-0.00790126780468781">
                <text:p>-0.00790126780468781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0.0102076561167683">
                <text:p>0.0102076561167683</text:p>
              </table:table-cell>
              <table:table-cell office:value-type="float" office:value="0.00160471930222172">
                <text:p>0.00160471930222172</text:p>
              </table:table-cell>
              <table:table-cell office:value-type="float" office:value="-0.00851600833002608">
                <text:p>-0.0085160083300260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00561749817360213">
                <text:p>0.00561749817360213</text:p>
              </table:table-cell>
              <table:table-cell office:value-type="float" office:value="0.000491370889496467">
                <text:p>0.000491370889496467</text:p>
              </table:table-cell>
              <table:table-cell office:value-type="float" office:value="-0.00509749213136779">
                <text:p>-0.00509749213136779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0.000368707616678066">
                <text:p>0.000368707616678066</text:p>
              </table:table-cell>
              <table:table-cell office:value-type="float" office:value="0.000585929482593617">
                <text:p>0.000585929482593617</text:p>
              </table:table-cell>
              <table:table-cell office:value-type="float" office:value="0.000217141804078391">
                <text:p>0.000217141804078391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-0.000311458682282439">
                <text:p>-0.000311458682282439</text:p>
              </table:table-cell>
              <table:table-cell office:value-type="float" office:value="0.00137324920346948">
                <text:p>0.00137324920346948</text:p>
              </table:table-cell>
              <table:table-cell office:value-type="float" office:value="0.00168523276612853">
                <text:p>0.00168523276612853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0.00270200665240861">
                <text:p>0.00270200665240861</text:p>
              </table:table-cell>
              <table:table-cell office:value-type="float" office:value="0.00264696812661147">
                <text:p>0.00264696812661147</text:p>
              </table:table-cell>
              <table:table-cell office:value-type="float" office:value="-0.0000548902120790506">
                <text:p>-0.0000548902120790506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0.00535045078631469">
                <text:p>0.00535045078631469</text:p>
              </table:table-cell>
              <table:table-cell office:value-type="float" office:value="0.00450770233496201">
                <text:p>0.00450770233496201</text:p>
              </table:table-cell>
              <table:table-cell office:value-type="float" office:value="-0.0008382633644749">
                <text:p>-0.0008382633644749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.00639907787544036">
                <text:p>0.00639907787544036</text:p>
              </table:table-cell>
              <table:table-cell office:value-type="float" office:value="0.00518664183721174">
                <text:p>0.00518664183721174</text:p>
              </table:table-cell>
              <table:table-cell office:value-type="float" office:value="-0.00120472689699613">
                <text:p>-0.00120472689699613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0.00682938779921605">
                <text:p>0.00682938779921605</text:p>
              </table:table-cell>
              <table:table-cell office:value-type="float" office:value="0.0054240764276543">
                <text:p>0.0054240764276543</text:p>
              </table:table-cell>
              <table:table-cell office:value-type="float" office:value="-0.00139577905511223">
                <text:p>-0.00139577905511223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0.0062885553949612">
                <text:p>0.0062885553949612</text:p>
              </table:table-cell>
              <table:table-cell office:value-type="float" office:value="0.00543566489527181">
                <text:p>0.00543566489527181</text:p>
              </table:table-cell>
              <table:table-cell office:value-type="float" office:value="-0.000847560568106087">
                <text:p>-0.000847560568106087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0.00582744933829105">
                <text:p>0.00582744933829105</text:p>
              </table:table-cell>
              <table:table-cell office:value-type="float" office:value="0.00542685726510728">
                <text:p>0.00542685726510728</text:p>
              </table:table-cell>
              <table:table-cell office:value-type="float" office:value="-0.000398271168128628">
                <text:p>-0.000398271168128628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0.005821257727888">
                <text:p>0.005821257727888</text:p>
              </table:table-cell>
              <table:table-cell office:value-type="float" office:value="0.00592300116462918">
                <text:p>0.00592300116462918</text:p>
              </table:table-cell>
              <table:table-cell office:value-type="float" office:value="0.000101154589803532">
                <text:p>0.00010115458980353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583151432872464">
                <text:p>0.00583151432872464</text:p>
              </table:table-cell>
              <table:table-cell office:value-type="float" office:value="0.00583576965162957">
                <text:p>0.00583576965162957</text:p>
              </table:table-cell>
              <table:table-cell office:value-type="float" office:value="0.00000423065179844251">
                <text:p>0.00000423065179844251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0.00625806751408953">
                <text:p>0.00625806751408953</text:p>
              </table:table-cell>
              <table:table-cell office:value-type="float" office:value="0.00544030189255818">
                <text:p>0.00544030189255818</text:p>
              </table:table-cell>
              <table:table-cell office:value-type="float" office:value="-0.000812679816373119">
                <text:p>-0.000812679816373119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0.00616596963589289">
                <text:p>0.00616596963589289</text:p>
              </table:table-cell>
              <table:table-cell office:value-type="float" office:value="0.00521764154884741">
                <text:p>0.00521764154884741</text:p>
              </table:table-cell>
              <table:table-cell office:value-type="float" office:value="-0.000942516558564033">
                <text:p>-0.000942516558564033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0.00584665577125798">
                <text:p>0.00584665577125798</text:p>
              </table:table-cell>
              <table:table-cell office:value-type="float" office:value="0.00492084134951809">
                <text:p>0.00492084134951809</text:p>
              </table:table-cell>
              <table:table-cell office:value-type="float" office:value="-0.000920432967021156">
                <text:p>-0.000920432967021156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0.00533223156077289">
                <text:p>0.00533223156077289</text:p>
              </table:table-cell>
              <table:table-cell office:value-type="float" office:value="0.00473570350981323">
                <text:p>0.00473570350981323</text:p>
              </table:table-cell>
              <table:table-cell office:value-type="float" office:value="-0.000593364096198923">
                <text:p>-0.000593364096198923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.00443692172339505">
                <text:p>0.00443692172339505</text:p>
              </table:table-cell>
              <table:table-cell office:value-type="float" office:value="0.0045231444643894">
                <text:p>0.0045231444643894</text:p>
              </table:table-cell>
              <table:table-cell office:value-type="float" office:value="0.0000858418673481687">
                <text:p>0.0000858418673481687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0.00338849485599946">
                <text:p>0.00338849485599946</text:p>
              </table:table-cell>
              <table:table-cell office:value-type="float" office:value="0.00452499308816123">
                <text:p>0.00452499308816123</text:p>
              </table:table-cell>
              <table:table-cell office:value-type="float" office:value="0.00113266021883662">
                <text:p>0.00113266021883662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0.00266958783147953">
                <text:p>0.00266958783147953</text:p>
              </table:table-cell>
              <table:table-cell office:value-type="float" office:value="0.00440142550003686">
                <text:p>0.00440142550003686</text:p>
              </table:table-cell>
              <table:table-cell office:value-type="float" office:value="0.00172722668521641">
                <text:p>0.00172722668521641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.00196498757325658">
                <text:p>0.00196498757325658</text:p>
              </table:table-cell>
              <table:table-cell office:value-type="float" office:value="0.00415012538736637">
                <text:p>0.00415012538736637</text:p>
              </table:table-cell>
              <table:table-cell office:value-type="float" office:value="0.00218085246611488">
                <text:p>0.00218085246611488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.00171246100240174">
                <text:p>0.00171246100240174</text:p>
              </table:table-cell>
              <table:table-cell office:value-type="float" office:value="0.00363727211387022">
                <text:p>0.00363727211387022</text:p>
              </table:table-cell>
              <table:table-cell office:value-type="float" office:value="0.00192152058240569">
                <text:p>0.00192152058240569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00520097015128229">
                <text:p>0.000520097015128229</text:p>
              </table:table-cell>
              <table:table-cell office:value-type="float" office:value="0.00266553839382522">
                <text:p>0.00266553839382522</text:p>
              </table:table-cell>
              <table:table-cell office:value-type="float" office:value="0.00214432612108184">
                <text:p>0.00214432612108184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.00136377451681313">
                <text:p>0.00136377451681313</text:p>
              </table:table-cell>
              <table:table-cell office:value-type="float" office:value="0.00433506695035346">
                <text:p>0.00433506695035346</text:p>
              </table:table-cell>
              <table:table-cell office:value-type="float" office:value="0.00296724577936125">
                <text:p>0.00296724577936125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0.00121592291100336">
                <text:p>0.00121592291100336</text:p>
              </table:table-cell>
              <table:table-cell office:value-type="float" office:value="0.00594238863891161">
                <text:p>0.00594238863891161</text:p>
              </table:table-cell>
              <table:table-cell office:value-type="float" office:value="0.00472072568938597">
                <text:p>0.00472072568938597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.000890301550539263">
                <text:p>0.000890301550539263</text:p>
              </table:table-cell>
              <table:table-cell office:value-type="float" office:value="0.00413754012712375">
                <text:p>0.00413754012712375</text:p>
              </table:table-cell>
              <table:table-cell office:value-type="float" office:value="0.00324435012663615">
                <text:p>0.0032443501266361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-0.000381760266724873">
                <text:p>-0.000381760266724873</text:p>
              </table:table-cell>
              <table:table-cell office:value-type="float" office:value="0.00379445207957674">
                <text:p>0.00379445207957674</text:p>
              </table:table-cell>
              <table:table-cell office:value-type="float" office:value="0.00417780726711814">
                <text:p>0.0041778072671181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-0.00146780487156428">
                <text:p>-0.00146780487156428</text:p>
              </table:table-cell>
              <table:table-cell office:value-type="float" office:value="0.00387449105663218">
                <text:p>0.00387449105663218</text:p>
              </table:table-cell>
              <table:table-cell office:value-type="float" office:value="0.0053501489028196">
                <text:p>0.005350148902819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-0.0025852017219179">
                <text:p>-0.0025852017219179</text:p>
              </table:table-cell>
              <table:table-cell office:value-type="float" office:value="0.00398361298021044">
                <text:p>0.00398361298021044</text:p>
              </table:table-cell>
              <table:table-cell office:value-type="float" office:value="0.00658584042814336">
                <text:p>0.0065858404281433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-0.00359053416340604">
                <text:p>-0.00359053416340604</text:p>
              </table:table-cell>
              <table:table-cell office:value-type="float" office:value="0.00410022705701518">
                <text:p>0.00410022705701518</text:p>
              </table:table-cell>
              <table:table-cell office:value-type="float" office:value="0.00771847466740372">
                <text:p>0.00771847466740372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-0.00460422976393937">
                <text:p>-0.00460422976393937</text:p>
              </table:table-cell>
              <table:table-cell office:value-type="float" office:value="0.00417237193288611">
                <text:p>0.00417237193288611</text:p>
              </table:table-cell>
              <table:table-cell office:value-type="float" office:value="0.00881719810276471">
                <text:p>0.00881719810276471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-0.0054607820267687">
                <text:p>-0.0054607820267687</text:p>
              </table:table-cell>
              <table:table-cell office:value-type="float" office:value="0.00403434970099648">
                <text:p>0.00403434970099648</text:p>
              </table:table-cell>
              <table:table-cell office:value-type="float" office:value="0.00954726727329591">
                <text:p>0.0095472672732959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-0.00598794038471617">
                <text:p>-0.00598794038471617</text:p>
              </table:table-cell>
              <table:table-cell office:value-type="float" office:value="0.00378189871416534">
                <text:p>0.00378189871416534</text:p>
              </table:table-cell>
              <table:table-cell office:value-type="float" office:value="0.00982869272497844">
                <text:p>0.00982869272497844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-0.00690024622423269">
                <text:p>-0.00690024622423269</text:p>
              </table:table-cell>
              <table:table-cell office:value-type="float" office:value="0.00367417948168902">
                <text:p>0.00367417948168902</text:p>
              </table:table-cell>
              <table:table-cell office:value-type="float" office:value="0.0106478988296168">
                <text:p>0.010647898829616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-0.00705441318921141">
                <text:p>-0.00705441318921141</text:p>
              </table:table-cell>
              <table:table-cell office:value-type="float" office:value="0.00375557800785242">
                <text:p>0.00375557800785242</text:p>
              </table:table-cell>
              <table:table-cell office:value-type="float" office:value="0.0108867911199284">
                <text:p>0.0108867911199284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-0.00727689094588579">
                <text:p>-0.00727689094588579</text:p>
              </table:table-cell>
              <table:table-cell office:value-type="float" office:value="0.00365002762712785">
                <text:p>0.00365002762712785</text:p>
              </table:table-cell>
              <table:table-cell office:value-type="float" office:value="0.0110070154238928">
                <text:p>0.011007015423892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-0.0074904729248586">
                <text:p>-0.0074904729248586</text:p>
              </table:table-cell>
              <table:table-cell office:value-type="float" office:value="0.0034443236377637">
                <text:p>0.0034443236377637</text:p>
              </table:table-cell>
              <table:table-cell office:value-type="float" office:value="0.0110173215111058">
                <text:p>0.011017321511105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-0.00742263064613913">
                <text:p>-0.00742263064613913</text:p>
              </table:table-cell>
              <table:table-cell office:value-type="float" office:value="0.00310265815376898">
                <text:p>0.00310265815376898</text:p>
              </table:table-cell>
              <table:table-cell office:value-type="float" office:value="0.0106039983631299">
                <text:p>0.0106039983631299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-0.00714242181144731">
                <text:p>-0.00714242181144731</text:p>
              </table:table-cell>
              <table:table-cell office:value-type="float" office:value="0.00298992695860556">
                <text:p>0.00298992695860556</text:p>
              </table:table-cell>
              <table:table-cell office:value-type="float" office:value="0.0102052388908982">
                <text:p>0.010205238890898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-0.0069025165721347">
                <text:p>-0.0069025165721347</text:p>
              </table:table-cell>
              <table:table-cell office:value-type="float" office:value="0.00271314823620594">
                <text:p>0.00271314823620594</text:p>
              </table:table-cell>
              <table:table-cell office:value-type="float" office:value="0.00968249841410374">
                <text:p>0.00968249841410374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-0.00670935090521041">
                <text:p>-0.00670935090521041</text:p>
              </table:table-cell>
              <table:table-cell office:value-type="float" office:value="0.00233852256388145">
                <text:p>0.00233852256388145</text:p>
              </table:table-cell>
              <table:table-cell office:value-type="float" office:value="0.00910898887182454">
                <text:p>0.00910898887182454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-0.00651131639822322">
                <text:p>-0.00651131639822322</text:p>
              </table:table-cell>
              <table:table-cell office:value-type="float" office:value="0.00207561776391918">
                <text:p>0.00207561776391918</text:p>
              </table:table-cell>
              <table:table-cell office:value-type="float" office:value="0.00864321285574321">
                <text:p>0.008643212855743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00638560018717682">
                <text:p>-0.00638560018717682</text:p>
              </table:table-cell>
              <table:table-cell office:value-type="float" office:value="0.00197700458055361">
                <text:p>0.00197700458055361</text:p>
              </table:table-cell>
              <table:table-cell office:value-type="float" office:value="0.0084163482023869">
                <text:p>0.0084163482023869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-0.00627447719031538">
                <text:p>-0.00627447719031538</text:p>
              </table:table-cell>
              <table:table-cell office:value-type="float" office:value="0.00169432999430841">
                <text:p>0.00169432999430841</text:p>
              </table:table-cell>
              <table:table-cell office:value-type="float" office:value="0.00801912298890417">
                <text:p>0.0080191229889041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-0.00618346965740246">
                <text:p>-0.00618346965740246</text:p>
              </table:table-cell>
              <table:table-cell office:value-type="float" office:value="0.001654819933681">
                <text:p>0.001654819933681</text:p>
              </table:table-cell>
              <table:table-cell office:value-type="float" office:value="0.00788705898097852">
                <text:p>0.0078870589809785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-0.00619705003646742">
                <text:p>-0.00619705003646742</text:p>
              </table:table-cell>
              <table:table-cell office:value-type="float" office:value="0.00162117404766127">
                <text:p>0.00162117404766127</text:p>
              </table:table-cell>
              <table:table-cell office:value-type="float" office:value="0.00786697612883458">
                <text:p>0.0078669761288345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-0.00621627036996242">
                <text:p>-0.00621627036996242</text:p>
              </table:table-cell>
              <table:table-cell office:value-type="float" office:value="0.00339556304494337">
                <text:p>0.00339556304494337</text:p>
              </table:table-cell>
              <table:table-cell office:value-type="float" office:value="0.0096719569140904">
                <text:p>0.0096719569140904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-0.00630170046478773">
                <text:p>-0.00630170046478773</text:p>
              </table:table-cell>
              <table:table-cell office:value-type="float" office:value="0.00155620489411468">
                <text:p>0.00155620489411468</text:p>
              </table:table-cell>
              <table:table-cell office:value-type="float" office:value="0.00790773755231133">
                <text:p>0.0079077375523113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-0.00636477961119952">
                <text:p>-0.00636477961119952</text:p>
              </table:table-cell>
              <table:table-cell office:value-type="float" office:value="0.00168947591011559">
                <text:p>0.00168947591011559</text:p>
              </table:table-cell>
              <table:table-cell office:value-type="float" office:value="0.00810584745392129">
                <text:p>0.0081058474539212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-0.0064725749010689">
                <text:p>-0.0064725749010689</text:p>
              </table:table-cell>
              <table:table-cell office:value-type="float" office:value="0.00199869738474945">
                <text:p>0.00199869738474945</text:p>
              </table:table-cell>
              <table:table-cell office:value-type="float" office:value="0.00852646043965488">
                <text:p>0.0085264604396548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-0.00660375546528158">
                <text:p>-0.00660375546528158</text:p>
              </table:table-cell>
              <table:table-cell office:value-type="float" office:value="0.0021236948141492">
                <text:p>0.0021236948141492</text:p>
              </table:table-cell>
              <table:table-cell office:value-type="float" office:value="0.00878546735750807">
                <text:p>0.0087854673575080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-0.0068045985565921">
                <text:p>-0.0068045985565921</text:p>
              </table:table-cell>
              <table:table-cell office:value-type="float" office:value="0.00356713294301692">
                <text:p>0.00356713294301692</text:p>
              </table:table-cell>
              <table:table-cell office:value-type="float" office:value="0.0104427904967501">
                <text:p>0.010442790496750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-0.00720789495098595">
                <text:p>-0.0072078949509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-0.00770837190031171">
                <text:p>-0.0077083719003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-0.0081529016371924">
                <text:p>-0.008152901637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-0.00852981293637556">
                <text:p>-0.0085298129363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-0.00898164647096045">
                <text:p>-0.0089816464709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-0.0126515195921557">
                <text:p>-0.012651519592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47cm" svg:height="18.737cm" xlink:href=".." xlink:type="simple" chart:class="chart:line" chart:style-name="ch1">
        <chart:legend chart:legend-position="end" svg:x="24.686cm" svg:y="9.056cm" style:legend-expansion="high" chart:style-name="ch2"/>
        <chart:plot-area chart:style-name="ch3" table:cell-range-address="Blad1.A50:Blad1.A116 Blad1.J50:Blad1.J116" chart:data-source-has-labels="both" svg:x="0.994cm" svg:y="1.631cm" svg:width="22.604cm" svg:height="16.312cm">
          <chartooo:coordinate-region svg:x="2.33cm" svg:y="1.844cm" svg:width="21.218cm" svg:height="15.887cm"/>
          <chart:axis chart:dimension="x" chart:name="primary-x" chart:style-name="ch4" chartooo:axis-type="auto">
            <chartooo:date-scale/>
            <chart:categories table:cell-range-address="Blad1.A51:Blad1.A1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1.J51:Blad1.J116" chart:label-cell-address="Blad1.J50:Blad1.J50" chart:class="chart:line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Blad1.J50:Blad1.J50</svg:desc>
                </draw:g>
              </table:table-cell>
            </table:table-row>
          </table:table-header-rows>
          <table:table-rows>
            <table:table-row>
              <table:table-cell office:value-type="float" office:value="1950">
                <text:p>1950</text:p>
                <draw:g>
                  <svg:desc>Blad1.A51:Blad1.A116</svg:desc>
                </draw:g>
              </table:table-cell>
              <table:table-cell office:value-type="float" office:value="0.00360322044385604">
                <text:p>0.00360322044385604</text:p>
                <draw:g>
                  <svg:desc>Blad1.J51:Blad1.J116</svg:desc>
                </draw:g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0.00603287383232032">
                <text:p>0.00603287383232032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0.00479225643617746">
                <text:p>0.00479225643617746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0.00402473636667026">
                <text:p>0.00402473636667026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0.00326665791311365">
                <text:p>0.00326665791311365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0.00314242810763832">
                <text:p>0.00314242810763832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0.00303366623684994">
                <text:p>0.00303366623684994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0.00266191718853707">
                <text:p>0.00266191718853707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0.00204385228988169">
                <text:p>0.00204385228988169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0.00109878902965466">
                <text:p>0.00109878902965466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000337125643910271">
                <text:p>0.000337125643910271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0.000390592967783358">
                <text:p>0.000390592967783358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0.000915674429105192">
                <text:p>0.000915674429105192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0.00176469485564701">
                <text:p>0.00176469485564701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0.00300662991893393">
                <text:p>0.00300662991893393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.00346033093855199">
                <text:p>0.00346033093855199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0.00361922839058604">
                <text:p>0.00361922839058604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0.00362555324070897">
                <text:p>0.00362555324070897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0.00361867847842323">
                <text:p>0.00361867847842323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0.00394847116077357">
                <text:p>0.0039484711607735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389050487738422">
                <text:p>0.00389050487738422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0.00362856319675819">
                <text:p>0.00362856319675819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0.00348036487539209">
                <text:p>0.00348036487539209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0.0032823547179183">
                <text:p>0.0032823547179183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0.00315819032479573">
                <text:p>0.00315819032479573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.0030153026850442">
                <text:p>0.003015302685044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0.0030153827209991">
                <text:p>0.0030153827209991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0.00293274667224426">
                <text:p>0.00293274667224426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.00276532180891261">
                <text:p>0.00276532180891261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.00242375123289255">
                <text:p>0.0024237512328925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017766538433451">
                <text:p>0.0017766538433451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.00288869574884261">
                <text:p>0.00288869574884261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0.00395967907976698">
                <text:p>0.00395967907976698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.00275739726809972">
                <text:p>0.0027573972680997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0.00253016635999">
                <text:p>0.00253016635999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.0025856116959625">
                <text:p>0.0025856116959625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.00266141722881197">
                <text:p>0.00266141722881197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0274272252033762">
                <text:p>0.00274272252033762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.00279511342390382">
                <text:p>0.0027951134239038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0.0027069449825079">
                <text:p>0.002706944982507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025408836848092">
                <text:p>0.0025408836848092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00247394402902438">
                <text:p>0.0024739440290243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0.00252931864618981">
                <text:p>0.00252931864618981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.00246005070171162">
                <text:p>0.00246005070171162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.0023237240746703">
                <text:p>0.0023237240746703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.00209467529025324">
                <text:p>0.00209467529025324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.00201758134601882">
                <text:p>0.0020175813460188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183104335939166">
                <text:p>0.0018310433593916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0.00157938684349853">
                <text:p>0.00157938684349853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.00140250474047972">
                <text:p>0.0014025047404797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33591753192123">
                <text:p>0.0013359175319212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.00114632526429907">
                <text:p>0.0011463252642990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0111946975241902">
                <text:p>0.0011194697524190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0109703338000948">
                <text:p>0.0010970333800094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00228374986302378">
                <text:p>0.0022837498630237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00105408066054609">
                <text:p>0.00105408066054609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00114351458427912">
                <text:p>0.0011435145842791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135086097444515">
                <text:p>0.00135086097444515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014351355687919">
                <text:p>0.0014351355687919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00240177496105831">
                <text:p>0.0024017749610583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-0.00240263165032865">
                <text:p>-0.0024026316503286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-0.0025694573001039">
                <text:p>-0.0025694573001039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-0.00271763387906413">
                <text:p>-0.0027176338790641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-0.00284327097879185">
                <text:p>-0.0028432709787918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-0.00299388215698682">
                <text:p>-0.0029938821569868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-0.00421717319738524">
                <text:p>-0.004217173197385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